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Helvetica" svg:font-family="Helvetica" style:font-family-generic="swiss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/>
    <style:font-face style:name="Times New Roman" svg:font-family="'Times New Roman'" style:font-family-generic="roman" style:font-pitch="variable"/>
    <style:font-face style:name="Times New Roman1" svg:font-family="'Times New Roman'"/>
    <style:font-face style:name="Wingdings" svg:font-family="Wingdings" style:font-pitch="variable" style:font-charset="x-symbol"/>
  </office:font-face-decls>
  <office:automatic-styles>
    <style:style style:name="Table2" style:family="table">
      <style:table-properties style:width="453.35pt" fo:margin-left="28.6pt" table:align="left" style:writing-mode="lr-tb"/>
    </style:style>
    <style:style style:name="Table2.A" style:family="table-column">
      <style:table-column-properties style:column-width="75pt"/>
    </style:style>
    <style:style style:name="Table2.B" style:family="table-column">
      <style:table-column-properties style:column-width="378.35pt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middle" fo:background-color="#e6e6e6" fo:padding-left="5.4pt" fo:padding-right="5.4pt" fo:padding-top="2.85pt" fo:padding-bottom="2.85pt" fo:border="0.05pt solid #000000">
        <style:background-image/>
      </style:table-cell-properties>
    </style:style>
    <style:style style:name="Table2.A2" style:family="table-cell">
      <style:table-cell-properties style:vertical-align="middle" fo:padding-left="5.4pt" fo:padding-right="5.4pt" fo:padding-top="2.85pt" fo:padding-bottom="2.85pt" fo:border="0.05pt solid #000000"/>
    </style:style>
    <style:style style:name="Table2.B2" style:family="table-cell">
      <style:table-cell-properties style:vertical-align="middle" fo:padding-left="5.4pt" fo:padding-right="5.4pt" fo:padding-top="2.85pt" fo:padding-bottom="2.85pt" fo:border="0.05pt solid #000000"/>
    </style:style>
    <style:style style:name="Table2.A3" style:family="table-cell">
      <style:table-cell-properties style:vertical-align="middle" fo:padding-left="5.4pt" fo:padding-right="5.4pt" fo:padding-top="2.85pt" fo:padding-bottom="2.85pt" fo:border="0.05pt solid #000000"/>
    </style:style>
    <style:style style:name="Table2.B3" style:family="table-cell">
      <style:table-cell-properties style:vertical-align="middle" fo:padding-left="5.4pt" fo:padding-right="5.4pt" fo:padding-top="2.85pt" fo:padding-bottom="2.85pt" fo:border="0.05pt solid #000000"/>
    </style:style>
    <style:style style:name="Table3" style:family="table">
      <style:table-properties style:width="453.35pt" fo:margin-left="28.6pt" table:align="left" style:writing-mode="lr-tb"/>
    </style:style>
    <style:style style:name="Table3.A" style:family="table-column">
      <style:table-column-properties style:column-width="99pt"/>
    </style:style>
    <style:style style:name="Table3.B" style:family="table-column">
      <style:table-column-properties style:column-width="354.35pt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middle" fo:background-color="#e6e6e6" fo:padding-left="5.4pt" fo:padding-right="5.4pt" fo:padding-top="2.85pt" fo:padding-bottom="2.85pt" fo:border="0.05pt solid #000000">
        <style:background-image/>
      </style:table-cell-properties>
    </style:style>
    <style:style style:name="Table3.B1" style:family="table-cell">
      <style:table-cell-properties style:vertical-align="middle" fo:padding-left="5.4pt" fo:padding-right="5.4pt" fo:padding-top="2.85pt" fo:padding-bottom="2.85pt" fo:border="0.05pt solid #000000"/>
    </style:style>
    <style:style style:name="Table3.B2" style:family="table-cell">
      <style:table-cell-properties style:vertical-align="middle" fo:padding-left="5.4pt" fo:padding-right="5.4pt" fo:padding-top="2.85pt" fo:padding-bottom="2.85pt" fo:border="0.05pt solid #000000"/>
    </style:style>
    <style:style style:name="Table3.B3" style:family="table-cell">
      <style:table-cell-properties style:vertical-align="middle" fo:padding-left="5.4pt" fo:padding-right="5.4pt" fo:padding-top="2.85pt" fo:padding-bottom="2.85pt" fo:border="0.05pt solid #000000"/>
    </style:style>
    <style:style style:name="Table3.B4" style:family="table-cell">
      <style:table-cell-properties style:vertical-align="middle" fo:padding-left="5.4pt" fo:padding-right="5.4pt" fo:padding-top="2.85pt" fo:padding-bottom="2.85pt" fo:border="0.05pt solid #000000"/>
    </style:style>
    <style:style style:name="Table4" style:family="table">
      <style:table-properties style:width="481.95pt" table:align="left" style:writing-mode="lr-tb"/>
    </style:style>
    <style:style style:name="Table4.A" style:family="table-column">
      <style:table-column-properties style:column-width="63.8pt"/>
    </style:style>
    <style:style style:name="Table4.B" style:family="table-column">
      <style:table-column-properties style:column-width="49.6pt"/>
    </style:style>
    <style:style style:name="Table4.C" style:family="table-column">
      <style:table-column-properties style:column-width="269.35pt"/>
    </style:style>
    <style:style style:name="Table4.D" style:family="table-column">
      <style:table-column-properties style:column-width="99.2pt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background-color="#e6e6e6" fo:padding="2.85pt" fo:border="0.05pt solid #000000">
        <style:background-image/>
      </style:table-cell-properties>
    </style:style>
    <style:style style:name="Table4.A2" style:family="table-cell">
      <style:table-cell-properties style:vertical-align="middle" fo:padding="2.85pt" fo:border="0.05pt solid #000000"/>
    </style:style>
    <style:style style:name="Table4.B2" style:family="table-cell">
      <style:table-cell-properties style:vertical-align="middle" fo:padding="2.85pt" fo:border="0.05pt solid #000000"/>
    </style:style>
    <style:style style:name="Table4.C2" style:family="table-cell">
      <style:table-cell-properties style:vertical-align="middle" fo:padding="2.85pt" fo:border="0.05pt solid #000000"/>
    </style:style>
    <style:style style:name="Table4.D2" style:family="table-cell">
      <style:table-cell-properties style:vertical-align="middle" fo:padding="2.85pt" fo:border="0.05pt solid #000000"/>
    </style:style>
    <style:style style:name="Table4.A3" style:family="table-cell">
      <style:table-cell-properties style:vertical-align="middle" fo:padding="2.85pt" fo:border="0.05pt solid #000000"/>
    </style:style>
    <style:style style:name="Table4.B3" style:family="table-cell">
      <style:table-cell-properties style:vertical-align="middle" fo:padding="2.85pt" fo:border="0.05pt solid #000000"/>
    </style:style>
    <style:style style:name="Table4.C3" style:family="table-cell">
      <style:table-cell-properties style:vertical-align="middle" fo:padding="2.85pt" fo:border="0.05pt solid #000000"/>
    </style:style>
    <style:style style:name="Table4.D3" style:family="table-cell">
      <style:table-cell-properties style:vertical-align="middle" fo:padding="2.85pt" fo:border="0.05pt solid #000000"/>
    </style:style>
    <style:style style:name="Table4.A4" style:family="table-cell">
      <style:table-cell-properties style:vertical-align="middle" fo:padding="2.85pt" fo:border="0.05pt solid #000000"/>
    </style:style>
    <style:style style:name="Table4.B4" style:family="table-cell">
      <style:table-cell-properties style:vertical-align="middle" fo:padding="2.85pt" fo:border="0.05pt solid #000000"/>
    </style:style>
    <style:style style:name="Table4.C4" style:family="table-cell">
      <style:table-cell-properties style:vertical-align="middle" fo:padding="2.85pt" fo:border="0.05pt solid #000000"/>
    </style:style>
    <style:style style:name="Table4.D4" style:family="table-cell">
      <style:table-cell-properties style:vertical-align="middle" fo:padding="2.85pt" fo:border="0.05pt solid #000000"/>
    </style:style>
    <style:style style:name="Table4.A5" style:family="table-cell">
      <style:table-cell-properties style:vertical-align="middle" fo:padding="2.85pt" fo:border="0.05pt solid #000000"/>
    </style:style>
    <style:style style:name="Table4.B5" style:family="table-cell">
      <style:table-cell-properties style:vertical-align="middle" fo:padding="2.85pt" fo:border="0.05pt solid #000000"/>
    </style:style>
    <style:style style:name="Table4.C5" style:family="table-cell">
      <style:table-cell-properties style:vertical-align="middle" fo:padding="2.85pt" fo:border="0.05pt solid #000000"/>
    </style:style>
    <style:style style:name="Table4.D5" style:family="table-cell">
      <style:table-cell-properties style:vertical-align="middle" fo:padding="2.85pt" fo:border="0.05pt solid #000000"/>
    </style:style>
    <style:style style:name="Table4.A6" style:family="table-cell">
      <style:table-cell-properties style:vertical-align="middle" fo:padding="2.85pt" fo:border="0.05pt solid #000000"/>
    </style:style>
    <style:style style:name="Table4.B6" style:family="table-cell">
      <style:table-cell-properties style:vertical-align="middle" fo:padding="2.85pt" fo:border="0.05pt solid #000000"/>
    </style:style>
    <style:style style:name="Table4.C6" style:family="table-cell">
      <style:table-cell-properties style:vertical-align="middle" fo:padding="2.85pt" fo:border="0.05pt solid #000000"/>
    </style:style>
    <style:style style:name="Table4.D6" style:family="table-cell">
      <style:table-cell-properties style:vertical-align="middle" fo:padding="2.85pt" fo:border="0.05pt solid #000000"/>
    </style:style>
    <style:style style:name="Table5" style:family="table">
      <style:table-properties style:width="481.95pt" table:align="left" style:writing-mode="lr-tb"/>
    </style:style>
    <style:style style:name="Table5.A" style:family="table-column">
      <style:table-column-properties style:column-width="63.8pt"/>
    </style:style>
    <style:style style:name="Table5.B" style:family="table-column">
      <style:table-column-properties style:column-width="49.6pt"/>
    </style:style>
    <style:style style:name="Table5.C" style:family="table-column">
      <style:table-column-properties style:column-width="262.25pt"/>
    </style:style>
    <style:style style:name="Table5.D" style:family="table-column">
      <style:table-column-properties style:column-width="106.3pt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background-color="#e6e6e6" fo:padding="2.85pt" fo:border="0.05pt solid #000000">
        <style:background-image/>
      </style:table-cell-properties>
    </style:style>
    <style:style style:name="Table5.A2" style:family="table-cell">
      <style:table-cell-properties style:vertical-align="middle" fo:padding="2.85pt" fo:border="0.05pt solid #000000"/>
    </style:style>
    <style:style style:name="Table5.B2" style:family="table-cell">
      <style:table-cell-properties style:vertical-align="middle" fo:padding="2.85pt" fo:border="0.05pt solid #000000"/>
    </style:style>
    <style:style style:name="Table5.C2" style:family="table-cell">
      <style:table-cell-properties style:vertical-align="middle" fo:padding="2.85pt" fo:border="0.05pt solid #000000"/>
    </style:style>
    <style:style style:name="Table5.D2" style:family="table-cell">
      <style:table-cell-properties style:vertical-align="middle" fo:padding="2.85pt" fo:border="0.05pt solid #000000"/>
    </style:style>
    <style:style style:name="Table5.A3" style:family="table-cell">
      <style:table-cell-properties style:vertical-align="middle" fo:padding="2.85pt" fo:border="0.05pt solid #000000"/>
    </style:style>
    <style:style style:name="Table5.B3" style:family="table-cell">
      <style:table-cell-properties style:vertical-align="middle" fo:padding="2.85pt" fo:border="0.05pt solid #000000"/>
    </style:style>
    <style:style style:name="Table5.C3" style:family="table-cell">
      <style:table-cell-properties style:vertical-align="middle" fo:padding="2.85pt" fo:border="0.05pt solid #000000"/>
    </style:style>
    <style:style style:name="Table5.D3" style:family="table-cell">
      <style:table-cell-properties style:vertical-align="middle" fo:padding="2.85pt" fo:border="0.05pt solid #000000"/>
    </style:style>
    <style:style style:name="Table5.A4" style:family="table-cell">
      <style:table-cell-properties style:vertical-align="middle" fo:padding="2.85pt" fo:border="0.05pt solid #000000"/>
    </style:style>
    <style:style style:name="Table5.B4" style:family="table-cell">
      <style:table-cell-properties style:vertical-align="middle" fo:padding="2.85pt" fo:border="0.05pt solid #000000"/>
    </style:style>
    <style:style style:name="Table5.C4" style:family="table-cell">
      <style:table-cell-properties style:vertical-align="middle" fo:padding="2.85pt" fo:border="0.05pt solid #000000"/>
    </style:style>
    <style:style style:name="Table5.D4" style:family="table-cell">
      <style:table-cell-properties style:vertical-align="middle" fo:padding="2.85pt" fo:border="0.05pt solid #000000"/>
    </style:style>
    <style:style style:name="Table5.A5" style:family="table-cell">
      <style:table-cell-properties style:vertical-align="middle" fo:padding="2.85pt" fo:border="0.05pt solid #000000"/>
    </style:style>
    <style:style style:name="Table5.B5" style:family="table-cell">
      <style:table-cell-properties style:vertical-align="middle" fo:padding="2.85pt" fo:border="0.05pt solid #000000"/>
    </style:style>
    <style:style style:name="Table5.C5" style:family="table-cell">
      <style:table-cell-properties style:vertical-align="middle" fo:padding="2.85pt" fo:border="0.05pt solid #000000"/>
    </style:style>
    <style:style style:name="Table5.D5" style:family="table-cell">
      <style:table-cell-properties style:vertical-align="middle" fo:padding="2.85pt" fo:border="0.05pt solid #000000"/>
    </style:style>
    <style:style style:name="Table5.A6" style:family="table-cell">
      <style:table-cell-properties style:vertical-align="middle" fo:padding="2.85pt" fo:border="0.05pt solid #000000"/>
    </style:style>
    <style:style style:name="Table5.B6" style:family="table-cell">
      <style:table-cell-properties style:vertical-align="middle" fo:padding="2.85pt" fo:border="0.05pt solid #000000"/>
    </style:style>
    <style:style style:name="Table5.C6" style:family="table-cell">
      <style:table-cell-properties style:vertical-align="middle" fo:padding="2.85pt" fo:border="0.05pt solid #000000"/>
    </style:style>
    <style:style style:name="Table5.D6" style:family="table-cell">
      <style:table-cell-properties style:vertical-align="middle" fo:padding="2.85pt" fo:border="0.05pt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4pt" style:font-name-asian="Arial" style:font-size-asian="14pt" style:font-name-complex="Arial" style:font-size-complex="14pt"/>
    </style:style>
    <style:style style:name="P3" style:family="paragraph" style:parent-style-name="header">
      <style:paragraph-properties fo:line-height="100%" fo:text-align="end" style:justify-single-word="false"/>
    </style:style>
    <style:style style:name="P4" style:family="paragraph" style:parent-style-name="Standard">
      <style:paragraph-properties fo:line-height="100%"/>
    </style:style>
    <style:style style:name="P5" style:family="paragraph" style:parent-style-name="Table_20_Title">
      <style:paragraph-properties fo:line-height="100%"/>
    </style:style>
    <style:style style:name="P6" style:family="paragraph" style:parent-style-name="Table_20_Title">
      <style:paragraph-properties fo:line-height="100%" fo:keep-with-next="always"/>
    </style:style>
    <style:style style:name="P7" style:family="paragraph" style:parent-style-name="Table_20_Text">
      <style:paragraph-properties fo:line-height="100%" fo:text-align="center" style:justify-single-word="false"/>
    </style:style>
    <style:style style:name="P8" style:family="paragraph" style:parent-style-name="header">
      <style:paragraph-properties fo:line-height="100%" fo:text-align="end" style:justify-single-word="false"/>
      <style:text-properties fo:font-size="9pt" style:font-size-asian="9pt" style:font-size-complex="9pt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Text_20_body">
      <style:text-properties fo:color="#008000" loext:opacity="100%"/>
    </style:style>
    <style:style style:name="P11" style:family="paragraph" style:parent-style-name="Text_20_body">
      <style:text-properties fo:color="#0000ff" loext:opacity="100%"/>
    </style:style>
    <style:style style:name="P12" style:family="paragraph" style:parent-style-name="Text_20_body">
      <style:text-properties fo:color="#339966" loext:opacity="100%"/>
    </style:style>
    <style:style style:name="P13" style:family="paragraph" style:parent-style-name="Table_20_Text">
      <style:paragraph-properties fo:text-align="center" style:justify-single-word="false"/>
      <style:text-properties fo:color="#339966" loext:opacity="100%" fo:language="en" fo:country="US"/>
    </style:style>
    <style:style style:name="P14" style:family="paragraph" style:parent-style-name="Table_20_Text">
      <style:paragraph-properties fo:line-height="100%"/>
      <style:text-properties fo:color="#339966" loext:opacity="100%"/>
    </style:style>
    <style:style style:name="P15" style:family="paragraph" style:parent-style-name="Text_20_body">
      <style:text-properties fo:language="en" fo:country="US"/>
    </style:style>
    <style:style style:name="P16" style:family="paragraph" style:parent-style-name="Table_20_Text">
      <style:paragraph-properties fo:line-height="100%"/>
      <style:text-properties fo:language="en" fo:country="US"/>
    </style:style>
    <style:style style:name="P17" style:family="paragraph" style:parent-style-name="Table_20_Text">
      <style:paragraph-properties fo:line-height="100%" fo:text-align="center" style:justify-single-word="false"/>
      <style:text-properties fo:language="en" fo:country="US"/>
    </style:style>
    <style:style style:name="P18" style:family="paragraph" style:parent-style-name="Table_20_Text">
      <style:text-properties fo:language="en" fo:country="US"/>
    </style:style>
    <style:style style:name="P19" style:family="paragraph" style:parent-style-name="Table_20_Text">
      <style:paragraph-properties fo:text-align="center" style:justify-single-word="false"/>
      <style:text-properties fo:language="en" fo:country="US"/>
    </style:style>
    <style:style style:name="P20" style:family="paragraph" style:parent-style-name="Title">
      <style:paragraph-properties fo:break-before="page"/>
    </style:style>
    <style:style style:name="P21" style:family="paragraph" style:parent-style-name="toc_20_1">
      <style:paragraph-properties>
        <style:tab-stops>
          <style:tab-stop style:position="21.6pt"/>
          <style:tab-stop style:position="481.95pt" style:type="right"/>
        </style:tab-stops>
      </style:paragraph-properties>
    </style:style>
    <style:style style:name="P22" style:family="paragraph" style:parent-style-name="toc_20_1" style:master-page-name="">
      <style:paragraph-properties fo:margin-left="0pt" fo:margin-right="36pt" fo:margin-top="11.99pt" fo:margin-bottom="3pt" style:contextual-spacing="false" style:line-height-at-least="11.99pt" fo:text-align="start" style:justify-single-word="false" fo:keep-together="auto" fo:hyphenation-ladder-count="no-limit" fo:text-indent="0pt" style:auto-text-indent="false" style:page-number="auto" fo:break-before="auto" fo:break-after="auto" fo:padding="0pt" fo:border="none" style:shadow="none" fo:keep-with-next="auto" style:text-autospace="ideograph-alpha" style:punctuation-wrap="hanging" style:line-break="strict" style:vertical-align="auto" style:writing-mode="page">
        <style:tab-stops>
          <style:tab-stop style:position="21.6pt"/>
          <style:tab-stop style:position="481.95pt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P23" style:family="paragraph" style:parent-style-name="toc_20_1">
      <style:paragraph-properties fo:margin-left="0pt" fo:margin-right="36pt" fo:margin-top="11.99pt" fo:margin-bottom="3pt" style:contextual-spacing="false" style:line-height-at-least="11.99pt" fo:text-align="start" style:justify-single-word="false" fo:keep-together="auto" fo:hyphenation-ladder-count="no-limit" fo:text-indent="0pt" style:auto-text-indent="false" fo:break-before="auto" fo:break-after="auto" fo:padding="0pt" fo:border="none" style:shadow="none" fo:keep-with-next="auto" style:text-autospace="ideograph-alpha" style:punctuation-wrap="hanging" style:line-break="strict" style:vertical-align="auto" style:writing-mode="page">
        <style:tab-stops>
          <style:tab-stop style:position="21.6pt"/>
          <style:tab-stop style:position="481.95pt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P24" style:family="paragraph" style:parent-style-name="toc_20_2" style:master-page-name="">
      <style:paragraph-properties fo:margin-left="21.6pt" fo:margin-right="36pt" fo:margin-top="0pt" fo:margin-bottom="0pt" style:contextual-spacing="false" style:line-height-at-least="11.99pt" fo:text-align="start" style:justify-single-word="false" fo:keep-together="auto" fo:hyphenation-ladder-count="no-limit" fo:text-indent="0pt" style:auto-text-indent="false" style:page-number="auto" fo:break-before="auto" fo:break-after="auto" fo:padding="0pt" fo:border="none" style:shadow="none" fo:keep-with-next="auto" style:text-autospace="ideograph-alpha" style:punctuation-wrap="hanging" style:line-break="strict" style:vertical-align="auto" style:writing-mode="page">
        <style:tab-stops>
          <style:tab-stop style:position="43.06pt"/>
          <style:tab-stop style:position="460.35pt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P25" style:family="paragraph" style:parent-style-name="toc_20_2">
      <style:paragraph-properties fo:margin-left="21.6pt" fo:margin-right="36pt" fo:margin-top="0pt" fo:margin-bottom="0pt" style:contextual-spacing="false" style:line-height-at-least="11.99pt" fo:text-align="start" style:justify-single-word="false" fo:keep-together="auto" fo:hyphenation-ladder-count="no-limit" fo:text-indent="0pt" style:auto-text-indent="false" fo:break-before="auto" fo:break-after="auto" fo:padding="0pt" fo:border="none" style:shadow="none" fo:keep-with-next="auto" style:text-autospace="ideograph-alpha" style:punctuation-wrap="hanging" style:line-break="strict" style:vertical-align="auto" style:writing-mode="page">
        <style:tab-stops>
          <style:tab-stop style:position="43.06pt"/>
          <style:tab-stop style:position="460.35pt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P26" style:family="paragraph" style:parent-style-name="toc_20_3" style:master-page-name="">
      <style:paragraph-properties fo:margin-left="43.2pt" fo:margin-right="0pt" fo:margin-top="0pt" fo:margin-bottom="0pt" style:contextual-spacing="false" style:line-height-at-least="11.99pt" fo:text-align="start" style:justify-single-word="false" fo:keep-together="auto" fo:hyphenation-ladder-count="no-limit" fo:text-indent="0pt" style:auto-text-indent="false" style:page-number="auto" fo:break-before="auto" fo:break-after="auto" fo:padding="0pt" fo:border="none" style:shadow="none" fo:keep-with-next="auto" style:text-autospace="ideograph-alpha" style:punctuation-wrap="hanging" style:line-break="strict" style:vertical-align="auto" style:writing-mode="page">
        <style:tab-stops>
          <style:tab-stop style:position="28.8pt"/>
          <style:tab-stop style:position="438.75pt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P27" style:family="paragraph" style:parent-style-name="toc_20_3">
      <style:paragraph-properties fo:margin-left="43.2pt" fo:margin-right="0pt" fo:margin-top="0pt" fo:margin-bottom="0pt" style:contextual-spacing="false" style:line-height-at-least="11.99pt" fo:text-align="start" style:justify-single-word="false" fo:keep-together="auto" fo:hyphenation-ladder-count="no-limit" fo:text-indent="0pt" style:auto-text-indent="false" fo:break-before="auto" fo:break-after="auto" fo:padding="0pt" fo:border="none" style:shadow="none" fo:keep-with-next="auto" style:text-autospace="ideograph-alpha" style:punctuation-wrap="hanging" style:line-break="strict" style:vertical-align="auto" style:writing-mode="page">
        <style:tab-stops>
          <style:tab-stop style:position="28.8pt"/>
          <style:tab-stop style:position="438.75pt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P28" style:family="paragraph" style:parent-style-name="toc_20_4" style:master-page-name="">
      <style:paragraph-properties fo:margin-left="64.66pt" fo:margin-right="0pt" fo:margin-top="0pt" fo:margin-bottom="0pt" style:contextual-spacing="false" style:line-height-at-least="11.99pt" fo:text-align="start" style:justify-single-word="false" fo:keep-together="auto" fo:hyphenation-ladder-count="no-limit" fo:text-indent="0pt" style:auto-text-indent="false" style:page-number="auto" fo:break-before="auto" fo:break-after="auto" fo:padding="0pt" fo:border="none" style:shadow="none" fo:keep-with-next="auto" style:text-autospace="ideograph-alpha" style:punctuation-wrap="hanging" style:line-break="strict" style:vertical-align="auto" style:writing-mode="page">
        <style:tab-stops>
          <style:tab-stop style:position="43.09pt"/>
          <style:tab-stop style:position="417.29pt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P29" style:family="paragraph" style:parent-style-name="toc_20_4">
      <style:paragraph-properties fo:margin-left="64.66pt" fo:margin-right="0pt" fo:margin-top="0pt" fo:margin-bottom="0pt" style:contextual-spacing="false" style:line-height-at-least="11.99pt" fo:text-align="start" style:justify-single-word="false" fo:keep-together="auto" fo:hyphenation-ladder-count="no-limit" fo:text-indent="0pt" style:auto-text-indent="false" fo:break-before="auto" fo:break-after="auto" fo:padding="0pt" fo:border="none" style:shadow="none" fo:keep-with-next="auto" style:text-autospace="ideograph-alpha" style:punctuation-wrap="hanging" style:line-break="strict" style:vertical-align="auto" style:writing-mode="page">
        <style:tab-stops>
          <style:tab-stop style:position="43.09pt"/>
          <style:tab-stop style:position="417.29pt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P30" style:family="paragraph" style:parent-style-name="Table_20_Title">
      <style:paragraph-properties fo:keep-with-next="always"/>
    </style:style>
    <style:style style:name="P31" style:family="paragraph" style:parent-style-name="Table_20_Text">
      <style:paragraph-properties fo:text-align="center" style:justify-single-word="false"/>
    </style:style>
    <style:style style:name="P32" style:family="paragraph" style:parent-style-name="Document_20_Title">
      <style:paragraph-properties fo:margin-left="113.41pt" fo:margin-right="0pt" fo:text-indent="0pt" style:auto-text-indent="false"/>
    </style:style>
    <style:style style:name="P33" style:family="paragraph" style:parent-style-name="Title" style:master-page-name="Convert_20_1">
      <style:paragraph-properties style:page-number="auto"/>
    </style:style>
    <style:style style:name="P34" style:family="paragraph" style:parent-style-name="Comment" style:list-style-name="RTF_5f_Num_20_2">
      <style:paragraph-properties fo:margin-left="0pt" fo:margin-right="0pt" fo:text-indent="0pt" style:auto-text-indent="false">
        <style:tab-stops/>
      </style:paragraph-properties>
    </style:style>
    <style:style style:name="P35" style:family="paragraph" style:parent-style-name="Comment" style:list-style-name="RTF_5f_Num_20_2">
      <style:paragraph-properties fo:margin-left="0pt" fo:margin-right="0pt" fo:text-indent="0pt" style:auto-text-indent="false">
        <style:tab-stops/>
      </style:paragraph-properties>
      <style:text-properties officeooo:paragraph-rsid="0005ee6e"/>
    </style:style>
    <style:style style:name="P36" style:family="paragraph" style:parent-style-name="Comment" style:list-style-name="RTF_5f_Num_20_3">
      <style:paragraph-properties fo:margin-left="0pt" fo:margin-right="0pt" fo:text-indent="0pt" style:auto-text-indent="false">
        <style:tab-stops/>
      </style:paragraph-properties>
    </style:style>
    <style:style style:name="P37" style:family="paragraph" style:parent-style-name="Comment">
      <style:text-properties officeooo:paragraph-rsid="0005ee6e"/>
    </style:style>
    <style:style style:name="P38" style:family="paragraph" style:parent-style-name="Document_20_Title" style:master-page-name="Standard">
      <style:paragraph-properties style:page-number="auto"/>
    </style:style>
    <style:style style:name="P39" style:family="paragraph" style:parent-style-name="Document_20_Title">
      <style:text-properties style:font-name="Arial" fo:font-size="22pt" fo:language="ru" fo:country="RU" fo:font-weight="bold" officeooo:rsid="0005ee6e" officeooo:paragraph-rsid="0005ee6e" style:font-name-asian="Arial" style:font-size-asian="22pt" style:language-asian="en" style:country-asian="US" style:font-weight-asian="bold" style:font-name-complex="Arial" style:font-size-complex="22pt" style:font-weight-complex="bold"/>
    </style:style>
    <style:style style:name="P40" style:family="paragraph" style:parent-style-name="Example" style:list-style-name="RTF_5f_Num_20_8">
      <style:paragraph-properties fo:margin-left="0pt" fo:margin-right="0pt" fo:text-indent="0pt" style:auto-text-indent="false">
        <style:tab-stops/>
      </style:paragraph-properties>
    </style:style>
    <style:style style:name="P41" style:family="paragraph" style:parent-style-name="Text_20_body" style:list-style-name="RTF_5f_Num_20_6">
      <style:paragraph-properties fo:margin-left="0pt" fo:margin-right="0pt" fo:text-indent="0pt" style:auto-text-indent="false">
        <style:tab-stops>
          <style:tab-stop style:position="68.2pt"/>
        </style:tab-stops>
      </style:paragraph-properties>
    </style:style>
    <style:style style:name="P42" style:family="paragraph" style:parent-style-name="Text_20_body" style:list-style-name="RTF_5f_Num_20_10">
      <style:paragraph-properties fo:margin-left="0pt" fo:margin-right="0pt" fo:text-indent="0pt" style:auto-text-indent="false">
        <style:tab-stops/>
      </style:paragraph-properties>
      <style:text-properties fo:color="#008000" loext:opacity="100%" style:font-name="Arial" style:font-name-asian="Arial" style:font-name-complex="Arial"/>
    </style:style>
    <style:style style:name="P43" style:family="paragraph" style:parent-style-name="Text_20_body" style:list-style-name="RTF_5f_Num_20_10">
      <style:paragraph-properties fo:margin-left="0pt" fo:margin-right="0pt" fo:text-indent="0pt" style:auto-text-indent="false">
        <style:tab-stops/>
      </style:paragraph-properties>
      <style:text-properties fo:color="#008000" loext:opacity="100%" style:font-name="Arial" officeooo:rsid="0008339b" officeooo:paragraph-rsid="0008339b" style:font-name-asian="Arial" style:font-name-complex="Arial"/>
    </style:style>
    <style:style style:name="P44" style:family="paragraph" style:parent-style-name="Text_20_body">
      <style:paragraph-properties fo:margin-top="0pt" fo:margin-bottom="6.01pt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1pt" fo:font-style="normal" style:text-underline-style="none" fo:font-weight="normal" style:text-blinking="false" fo:background-color="transparent"/>
    </style:style>
    <style:style style:name="P45" style:family="paragraph" style:parent-style-name="Text_20_body">
      <style:paragraph-properties fo:margin-left="28.35pt" fo:margin-right="0pt" fo:margin-top="0pt" fo:margin-bottom="6.01pt" style:contextual-spacing="false" fo:line-height="120%" fo:text-align="justify" style:justify-single-word="false" fo:text-indent="36pt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1pt" fo:font-style="normal" style:text-underline-style="none" fo:font-weight="normal" style:text-blinking="false" fo:background-color="transparent"/>
    </style:style>
    <style:style style:name="P46" style:family="paragraph" style:parent-style-name="Text_20_body" style:list-style-name="L1">
      <loext:graphic-properties draw:fill="none" draw:fill-color="#ffffff"/>
      <style:paragraph-properties fo:margin-top="0pt" fo:margin-bottom="0pt" style:contextual-spacing="false" fo:line-height="120%" fo:text-align="justify" style:justify-single-word="false" fo:background-color="transparent" fo:padding="0pt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1pt" fo:font-style="normal" style:text-underline-style="none" fo:font-weight="normal" style:text-blinking="false" fo:background-color="transparent"/>
    </style:style>
    <style:style style:name="P47" style:family="paragraph" style:parent-style-name="Text_20_body" style:list-style-name="L5">
      <loext:graphic-properties draw:fill="none" draw:fill-color="#ffffff"/>
      <style:paragraph-properties fo:margin-top="0pt" fo:margin-bottom="0pt" style:contextual-spacing="false" fo:line-height="120%" fo:text-align="justify" style:justify-single-word="false" fo:background-color="transparent" fo:padding="0pt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1pt" fo:font-style="normal" style:text-underline-style="none" fo:font-weight="normal" style:text-blinking="false" fo:background-color="transparent"/>
    </style:style>
    <style:style style:name="P48" style:family="paragraph" style:parent-style-name="Text_20_body" style:list-style-name="L5">
      <loext:graphic-properties draw:fill="none" draw:fill-color="#ffffff"/>
      <style:paragraph-properties fo:margin-top="0pt" fo:margin-bottom="6.01pt" style:contextual-spacing="false" fo:line-height="120%" fo:text-align="justify" style:justify-single-word="false" fo:background-color="transparent" fo:padding="0pt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1pt" fo:font-style="normal" style:text-underline-style="none" fo:font-weight="normal" style:text-blinking="false" fo:background-color="transparent"/>
    </style:style>
    <style:style style:name="P49" style:family="paragraph" style:parent-style-name="Text_20_body" style:list-style-name="L6">
      <loext:graphic-properties draw:fill="none" draw:fill-color="#ffffff"/>
      <style:paragraph-properties fo:margin-top="0pt" fo:margin-bottom="6.01pt" style:contextual-spacing="false" fo:line-height="120%" fo:text-align="justify" style:justify-single-word="false" fo:background-color="transparent" fo:padding="0pt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1pt" fo:font-style="normal" style:text-underline-style="none" fo:font-weight="normal" style:text-blinking="false" fo:background-color="transparent"/>
    </style:style>
    <style:style style:name="P50" style:family="paragraph" style:parent-style-name="Text_20_body">
      <style:paragraph-properties fo:margin-top="0pt" fo:margin-bottom="6.01pt" style:contextual-spacing="false" fo:line-height="120%" fo:text-align="justify" style:justify-single-word="false" style:writing-mode="lr-tb"/>
    </style:style>
    <style:style style:name="P51" style:family="paragraph" style:parent-style-name="Text_20_body" style:list-style-name="L1">
      <loext:graphic-properties draw:fill="none" draw:fill-color="#ffffff"/>
      <style:paragraph-properties fo:margin-top="0pt" fo:margin-bottom="6.01pt" style:contextual-spacing="false" fo:line-height="120%" fo:text-align="justify" style:justify-single-word="false" fo:background-color="transparent" fo:padding="0pt" fo:border="none" style:writing-mode="lr-tb"/>
    </style:style>
    <style:style style:name="P52" style:family="paragraph" style:parent-style-name="Text_20_body">
      <style:text-properties officeooo:paragraph-rsid="0005ee6e"/>
    </style:style>
    <style:style style:name="P53" style:family="paragraph" style:parent-style-name="Text_20_body">
      <style:paragraph-properties fo:margin-left="0pt" fo:margin-right="0pt" fo:text-indent="0pt" style:auto-text-indent="false"/>
      <style:text-properties officeooo:paragraph-rsid="0005ee6e"/>
    </style:style>
    <style:style style:name="P54" style:family="paragraph" style:parent-style-name="Text_20_body" style:list-style-name="L7">
      <style:text-properties officeooo:rsid="00095ef3" officeooo:paragraph-rsid="00095ef3"/>
    </style:style>
    <style:style style:name="P55" style:family="paragraph" style:parent-style-name="Text_20_body" style:list-style-name="L7">
      <style:text-properties officeooo:paragraph-rsid="00095ef3"/>
    </style:style>
    <style:style style:name="P56" style:family="paragraph" style:parent-style-name="heading_20_1" style:list-style-name="RTF_5f_Num_20_9"/>
    <style:style style:name="P57" style:family="paragraph" style:parent-style-name="heading_20_1" style:list-style-name="RTF_5f_Num_20_9">
      <style:paragraph-properties fo:break-before="page"/>
    </style:style>
    <style:style style:name="P58" style:family="paragraph" style:parent-style-name="heading_20_2" style:list-style-name="RTF_5f_Num_20_9"/>
    <style:style style:name="P59" style:family="paragraph" style:parent-style-name="heading_20_2" style:list-style-name="RTF_5f_Num_20_9">
      <style:paragraph-properties>
        <style:tab-stops>
          <style:tab-stop style:position="28.35pt"/>
        </style:tab-stops>
      </style:paragraph-properties>
      <style:text-properties fo:color="#339966" loext:opacity="100%"/>
    </style:style>
    <style:style style:name="P60" style:family="paragraph" style:parent-style-name="heading_20_3" style:list-style-name="RTF_5f_Num_20_9"/>
    <style:style style:name="P61" style:family="paragraph" style:parent-style-name="heading_20_4" style:list-style-name="RTF_5f_Num_20_9"/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ff" loext:opacity="100%" fo:font-size="12pt" fo:language="none" fo:country="none" style:text-underline-style="solid" style:text-underline-width="auto" style:text-underline-color="font-color" style:font-size-asian="12pt" style:language-asian="none" style:country-asian="none" style:font-size-complex="12pt"/>
    </style:style>
    <style:style style:name="T3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Times New Roman" fo:font-size="12pt" fo:letter-spacing="normal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fo:background-color="transparent" loext:char-shading-value="0" style:font-name-asian="Times New Roman" style:font-size-asian="12pt" style:language-asian="none" style:country-asian="none" style:font-style-asian="normal" style:font-weight-asian="normal" style:font-name-complex="Times New Roman" style:font-size-complex="12pt" style:language-complex="ru" style:country-complex="RU" style:font-style-complex="normal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1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7170d"/>
    </style:style>
    <style:style style:name="T8" style:family="text">
      <style:text-properties fo:color="#339966" loext:opacity="100%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language="fr" fo:country="FR"/>
    </style:style>
    <style:style style:name="T11" style:family="text">
      <style:text-properties fo:font-size="10pt" fo:language="en" fo:country="US" officeooo:rsid="0007170d" style:font-size-asian="10pt" style:language-asian="en" style:country-asian="US" style:font-size-complex="10pt"/>
    </style:style>
    <style:style style:name="T12" style:family="text">
      <style:text-properties fo:font-size="10pt" fo:language="ru" fo:country="RU" style:font-size-asian="10pt" style:language-asian="en" style:country-asian="US" style:font-size-complex="10pt"/>
    </style:style>
    <style:style style:name="T13" style:family="text">
      <style:text-properties officeooo:rsid="00084844"/>
    </style:style>
    <style:style style:name="T14" style:family="text">
      <style:text-properties officeooo:rsid="00095ef3"/>
    </style:style>
    <style:style style:name="T15" style:family="text">
      <style:text-properties officeooo:rsid="000a46b5"/>
    </style:style>
    <style:style style:name="T16" style:family="text">
      <style:text-properties officeooo:rsid="000d266a"/>
    </style:style>
    <text:list-style style:name="L1">
      <text:list-level-style-bullet text:level="1" text:style-name="Bullet_20_Symbols" loext:num-list-format="%1%." style:num-suffix="." text:bullet-char="•">
        <style:list-level-properties text:space-before="21.2pt" text:min-label-width="14.14pt"/>
      </text:list-level-style-bullet>
      <text:list-level-style-bullet text:level="2" text:style-name="Bullet_20_Symbols" loext:num-list-format="%2%." style:num-suffix="." text:bullet-char="•">
        <style:list-level-properties text:space-before="56.55pt" text:min-label-width="14.14pt"/>
      </text:list-level-style-bullet>
      <text:list-level-style-bullet text:level="3" text:style-name="Bullet_20_Symbols" loext:num-list-format="%3%." style:num-suffix="." text:bullet-char="•">
        <style:list-level-properties text:space-before="91.9pt" text:min-label-width="14.14pt"/>
      </text:list-level-style-bullet>
      <text:list-level-style-bullet text:level="4" text:style-name="Bullet_20_Symbols" loext:num-list-format="%4%." style:num-suffix="." text:bullet-char="•">
        <style:list-level-properties text:space-before="127.25pt" text:min-label-width="14.14pt"/>
      </text:list-level-style-bullet>
      <text:list-level-style-bullet text:level="5" text:style-name="Bullet_20_Symbols" loext:num-list-format="%5%." style:num-suffix="." text:bullet-char="•">
        <style:list-level-properties text:space-before="162.6pt" text:min-label-width="14.14pt"/>
      </text:list-level-style-bullet>
      <text:list-level-style-bullet text:level="6" text:style-name="Bullet_20_Symbols" loext:num-list-format="%6%." style:num-suffix="." text:bullet-char="•">
        <style:list-level-properties text:space-before="197.94pt" text:min-label-width="14.14pt"/>
      </text:list-level-style-bullet>
      <text:list-level-style-bullet text:level="7" text:style-name="Bullet_20_Symbols" loext:num-list-format="%7%." style:num-suffix="." text:bullet-char="•">
        <style:list-level-properties text:space-before="233.29pt" text:min-label-width="14.14pt"/>
      </text:list-level-style-bullet>
      <text:list-level-style-bullet text:level="8" text:style-name="Bullet_20_Symbols" loext:num-list-format="%8%." style:num-suffix="." text:bullet-char="•">
        <style:list-level-properties text:space-before="268.67pt" text:min-label-width="14.14pt"/>
      </text:list-level-style-bullet>
      <text:list-level-style-bullet text:level="9" text:style-name="Bullet_20_Symbols" loext:num-list-format="%9%." style:num-suffix="." text:bullet-char="•">
        <style:list-level-properties text:space-before="304.02pt" text:min-label-width="14.14pt"/>
      </text:list-level-style-bullet>
      <text:list-level-style-bullet text:level="10" text:style-name="Bullet_20_Symbols" loext:num-list-format="%10%." style:num-suffix="." text:bullet-char="•">
        <style:list-level-properties text:space-before="339.36pt" text:min-label-width="14.14pt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21.2pt" text:min-label-width="14.14pt"/>
      </text:list-level-style-bullet>
      <text:list-level-style-bullet text:level="2" text:style-name="Bullet_20_Symbols" loext:num-list-format="%2%." style:num-suffix="." text:bullet-char="•">
        <style:list-level-properties text:space-before="56.55pt" text:min-label-width="14.14pt"/>
      </text:list-level-style-bullet>
      <text:list-level-style-bullet text:level="3" text:style-name="Bullet_20_Symbols" loext:num-list-format="%3%." style:num-suffix="." text:bullet-char="•">
        <style:list-level-properties text:space-before="91.9pt" text:min-label-width="14.14pt"/>
      </text:list-level-style-bullet>
      <text:list-level-style-bullet text:level="4" text:style-name="Bullet_20_Symbols" loext:num-list-format="%4%." style:num-suffix="." text:bullet-char="•">
        <style:list-level-properties text:space-before="127.25pt" text:min-label-width="14.14pt"/>
      </text:list-level-style-bullet>
      <text:list-level-style-bullet text:level="5" text:style-name="Bullet_20_Symbols" loext:num-list-format="%5%." style:num-suffix="." text:bullet-char="•">
        <style:list-level-properties text:space-before="162.6pt" text:min-label-width="14.14pt"/>
      </text:list-level-style-bullet>
      <text:list-level-style-bullet text:level="6" text:style-name="Bullet_20_Symbols" loext:num-list-format="%6%." style:num-suffix="." text:bullet-char="•">
        <style:list-level-properties text:space-before="197.94pt" text:min-label-width="14.14pt"/>
      </text:list-level-style-bullet>
      <text:list-level-style-bullet text:level="7" text:style-name="Bullet_20_Symbols" loext:num-list-format="%7%." style:num-suffix="." text:bullet-char="•">
        <style:list-level-properties text:space-before="233.29pt" text:min-label-width="14.14pt"/>
      </text:list-level-style-bullet>
      <text:list-level-style-bullet text:level="8" text:style-name="Bullet_20_Symbols" loext:num-list-format="%8%." style:num-suffix="." text:bullet-char="•">
        <style:list-level-properties text:space-before="268.67pt" text:min-label-width="14.14pt"/>
      </text:list-level-style-bullet>
      <text:list-level-style-bullet text:level="9" text:style-name="Bullet_20_Symbols" loext:num-list-format="%9%." style:num-suffix="." text:bullet-char="•">
        <style:list-level-properties text:space-before="304.02pt" text:min-label-width="14.14pt"/>
      </text:list-level-style-bullet>
      <text:list-level-style-bullet text:level="10" text:style-name="Bullet_20_Symbols" loext:num-list-format="%10%." style:num-suffix="." text:bullet-char="•">
        <style:list-level-properties text:space-before="339.36pt" text:min-label-width="14.14pt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21.2pt" text:min-label-width="14.14pt"/>
      </text:list-level-style-bullet>
      <text:list-level-style-bullet text:level="2" text:style-name="Bullet_20_Symbols" loext:num-list-format="%2%." style:num-suffix="." text:bullet-char="•">
        <style:list-level-properties text:space-before="56.55pt" text:min-label-width="14.14pt"/>
      </text:list-level-style-bullet>
      <text:list-level-style-bullet text:level="3" text:style-name="Bullet_20_Symbols" loext:num-list-format="%3%." style:num-suffix="." text:bullet-char="•">
        <style:list-level-properties text:space-before="91.9pt" text:min-label-width="14.14pt"/>
      </text:list-level-style-bullet>
      <text:list-level-style-bullet text:level="4" text:style-name="Bullet_20_Symbols" loext:num-list-format="%4%." style:num-suffix="." text:bullet-char="•">
        <style:list-level-properties text:space-before="127.25pt" text:min-label-width="14.14pt"/>
      </text:list-level-style-bullet>
      <text:list-level-style-bullet text:level="5" text:style-name="Bullet_20_Symbols" loext:num-list-format="%5%." style:num-suffix="." text:bullet-char="•">
        <style:list-level-properties text:space-before="162.6pt" text:min-label-width="14.14pt"/>
      </text:list-level-style-bullet>
      <text:list-level-style-bullet text:level="6" text:style-name="Bullet_20_Symbols" loext:num-list-format="%6%." style:num-suffix="." text:bullet-char="•">
        <style:list-level-properties text:space-before="197.94pt" text:min-label-width="14.14pt"/>
      </text:list-level-style-bullet>
      <text:list-level-style-bullet text:level="7" text:style-name="Bullet_20_Symbols" loext:num-list-format="%7%." style:num-suffix="." text:bullet-char="•">
        <style:list-level-properties text:space-before="233.29pt" text:min-label-width="14.14pt"/>
      </text:list-level-style-bullet>
      <text:list-level-style-bullet text:level="8" text:style-name="Bullet_20_Symbols" loext:num-list-format="%8%." style:num-suffix="." text:bullet-char="•">
        <style:list-level-properties text:space-before="268.67pt" text:min-label-width="14.14pt"/>
      </text:list-level-style-bullet>
      <text:list-level-style-bullet text:level="9" text:style-name="Bullet_20_Symbols" loext:num-list-format="%9%." style:num-suffix="." text:bullet-char="•">
        <style:list-level-properties text:space-before="304.02pt" text:min-label-width="14.14pt"/>
      </text:list-level-style-bullet>
      <text:list-level-style-bullet text:level="10" text:style-name="Bullet_20_Symbols" loext:num-list-format="%10%." style:num-suffix="." text:bullet-char="•">
        <style:list-level-properties text:space-before="339.36pt" text:min-label-width="14.14pt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21.2pt" text:min-label-width="14.14pt"/>
      </text:list-level-style-bullet>
      <text:list-level-style-bullet text:level="2" text:style-name="Bullet_20_Symbols" loext:num-list-format="%2%." style:num-suffix="." text:bullet-char="•">
        <style:list-level-properties text:space-before="56.55pt" text:min-label-width="14.14pt"/>
      </text:list-level-style-bullet>
      <text:list-level-style-bullet text:level="3" text:style-name="Bullet_20_Symbols" loext:num-list-format="%3%." style:num-suffix="." text:bullet-char="•">
        <style:list-level-properties text:space-before="91.9pt" text:min-label-width="14.14pt"/>
      </text:list-level-style-bullet>
      <text:list-level-style-bullet text:level="4" text:style-name="Bullet_20_Symbols" loext:num-list-format="%4%." style:num-suffix="." text:bullet-char="•">
        <style:list-level-properties text:space-before="127.25pt" text:min-label-width="14.14pt"/>
      </text:list-level-style-bullet>
      <text:list-level-style-bullet text:level="5" text:style-name="Bullet_20_Symbols" loext:num-list-format="%5%." style:num-suffix="." text:bullet-char="•">
        <style:list-level-properties text:space-before="162.6pt" text:min-label-width="14.14pt"/>
      </text:list-level-style-bullet>
      <text:list-level-style-bullet text:level="6" text:style-name="Bullet_20_Symbols" loext:num-list-format="%6%." style:num-suffix="." text:bullet-char="•">
        <style:list-level-properties text:space-before="197.94pt" text:min-label-width="14.14pt"/>
      </text:list-level-style-bullet>
      <text:list-level-style-bullet text:level="7" text:style-name="Bullet_20_Symbols" loext:num-list-format="%7%." style:num-suffix="." text:bullet-char="•">
        <style:list-level-properties text:space-before="233.29pt" text:min-label-width="14.14pt"/>
      </text:list-level-style-bullet>
      <text:list-level-style-bullet text:level="8" text:style-name="Bullet_20_Symbols" loext:num-list-format="%8%." style:num-suffix="." text:bullet-char="•">
        <style:list-level-properties text:space-before="268.67pt" text:min-label-width="14.14pt"/>
      </text:list-level-style-bullet>
      <text:list-level-style-bullet text:level="9" text:style-name="Bullet_20_Symbols" loext:num-list-format="%9%." style:num-suffix="." text:bullet-char="•">
        <style:list-level-properties text:space-before="304.02pt" text:min-label-width="14.14pt"/>
      </text:list-level-style-bullet>
      <text:list-level-style-bullet text:level="10" text:style-name="Bullet_20_Symbols" loext:num-list-format="%10%." style:num-suffix="." text:bullet-char="•">
        <style:list-level-properties text:space-before="339.36pt" text:min-label-width="14.14pt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21.2pt" text:min-label-width="14.14pt"/>
      </text:list-level-style-bullet>
      <text:list-level-style-bullet text:level="2" text:style-name="Bullet_20_Symbols" loext:num-list-format="%2%." style:num-suffix="." text:bullet-char="•">
        <style:list-level-properties text:space-before="56.55pt" text:min-label-width="14.14pt"/>
      </text:list-level-style-bullet>
      <text:list-level-style-bullet text:level="3" text:style-name="Bullet_20_Symbols" loext:num-list-format="%3%." style:num-suffix="." text:bullet-char="•">
        <style:list-level-properties text:space-before="91.9pt" text:min-label-width="14.14pt"/>
      </text:list-level-style-bullet>
      <text:list-level-style-bullet text:level="4" text:style-name="Bullet_20_Symbols" loext:num-list-format="%4%." style:num-suffix="." text:bullet-char="•">
        <style:list-level-properties text:space-before="127.25pt" text:min-label-width="14.14pt"/>
      </text:list-level-style-bullet>
      <text:list-level-style-bullet text:level="5" text:style-name="Bullet_20_Symbols" loext:num-list-format="%5%." style:num-suffix="." text:bullet-char="•">
        <style:list-level-properties text:space-before="162.6pt" text:min-label-width="14.14pt"/>
      </text:list-level-style-bullet>
      <text:list-level-style-bullet text:level="6" text:style-name="Bullet_20_Symbols" loext:num-list-format="%6%." style:num-suffix="." text:bullet-char="•">
        <style:list-level-properties text:space-before="197.94pt" text:min-label-width="14.14pt"/>
      </text:list-level-style-bullet>
      <text:list-level-style-bullet text:level="7" text:style-name="Bullet_20_Symbols" loext:num-list-format="%7%." style:num-suffix="." text:bullet-char="•">
        <style:list-level-properties text:space-before="233.29pt" text:min-label-width="14.14pt"/>
      </text:list-level-style-bullet>
      <text:list-level-style-bullet text:level="8" text:style-name="Bullet_20_Symbols" loext:num-list-format="%8%." style:num-suffix="." text:bullet-char="•">
        <style:list-level-properties text:space-before="268.67pt" text:min-label-width="14.14pt"/>
      </text:list-level-style-bullet>
      <text:list-level-style-bullet text:level="9" text:style-name="Bullet_20_Symbols" loext:num-list-format="%9%." style:num-suffix="." text:bullet-char="•">
        <style:list-level-properties text:space-before="304.02pt" text:min-label-width="14.14pt"/>
      </text:list-level-style-bullet>
      <text:list-level-style-bullet text:level="10" text:style-name="Bullet_20_Symbols" loext:num-list-format="%10%." style:num-suffix="." text:bullet-char="•">
        <style:list-level-properties text:space-before="339.36pt" text:min-label-width="14.14pt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21.2pt" text:min-label-width="14.14pt"/>
      </text:list-level-style-bullet>
      <text:list-level-style-bullet text:level="2" text:style-name="Bullet_20_Symbols" loext:num-list-format="%2%." style:num-suffix="." text:bullet-char="•">
        <style:list-level-properties text:space-before="56.55pt" text:min-label-width="14.14pt"/>
      </text:list-level-style-bullet>
      <text:list-level-style-bullet text:level="3" text:style-name="Bullet_20_Symbols" loext:num-list-format="%3%." style:num-suffix="." text:bullet-char="•">
        <style:list-level-properties text:space-before="91.9pt" text:min-label-width="14.14pt"/>
      </text:list-level-style-bullet>
      <text:list-level-style-bullet text:level="4" text:style-name="Bullet_20_Symbols" loext:num-list-format="%4%." style:num-suffix="." text:bullet-char="•">
        <style:list-level-properties text:space-before="127.25pt" text:min-label-width="14.14pt"/>
      </text:list-level-style-bullet>
      <text:list-level-style-bullet text:level="5" text:style-name="Bullet_20_Symbols" loext:num-list-format="%5%." style:num-suffix="." text:bullet-char="•">
        <style:list-level-properties text:space-before="162.6pt" text:min-label-width="14.14pt"/>
      </text:list-level-style-bullet>
      <text:list-level-style-bullet text:level="6" text:style-name="Bullet_20_Symbols" loext:num-list-format="%6%." style:num-suffix="." text:bullet-char="•">
        <style:list-level-properties text:space-before="197.94pt" text:min-label-width="14.14pt"/>
      </text:list-level-style-bullet>
      <text:list-level-style-bullet text:level="7" text:style-name="Bullet_20_Symbols" loext:num-list-format="%7%." style:num-suffix="." text:bullet-char="•">
        <style:list-level-properties text:space-before="233.29pt" text:min-label-width="14.14pt"/>
      </text:list-level-style-bullet>
      <text:list-level-style-bullet text:level="8" text:style-name="Bullet_20_Symbols" loext:num-list-format="%8%." style:num-suffix="." text:bullet-char="•">
        <style:list-level-properties text:space-before="268.67pt" text:min-label-width="14.14pt"/>
      </text:list-level-style-bullet>
      <text:list-level-style-bullet text:level="9" text:style-name="Bullet_20_Symbols" loext:num-list-format="%9%." style:num-suffix="." text:bullet-char="•">
        <style:list-level-properties text:space-before="304.02pt" text:min-label-width="14.14pt"/>
      </text:list-level-style-bullet>
      <text:list-level-style-bullet text:level="10" text:style-name="Bullet_20_Symbols" loext:num-list-format="%10%." style:num-suffix="." text:bullet-char="•">
        <style:list-level-properties text:space-before="339.36pt" text:min-label-width="14.14pt"/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64.35pt" fo:text-indent="-18pt" fo:margin-left="64.35pt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82.35pt" fo:text-indent="-18pt" fo:margin-left="82.35pt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00.35pt" fo:text-indent="-18pt" fo:margin-left="100.35pt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18.35pt" fo:text-indent="-18pt" fo:margin-left="118.35pt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36.35pt" fo:text-indent="-18pt" fo:margin-left="136.35pt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54.35pt" fo:text-indent="-18pt" fo:margin-left="154.35pt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72.35pt" fo:text-indent="-18pt" fo:margin-left="172.35pt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190.35pt" fo:text-indent="-18pt" fo:margin-left="190.35pt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08.35pt" fo:text-indent="-18pt" fo:margin-left="208.35pt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26.35pt" fo:text-indent="-18pt" fo:margin-left="226.35pt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ФИТ НГУ" text:name="DOCPROPERTY  Company"/>
        <text:user-field-decl office:value-type="string" office:string-value="Fairlabs" text:name="Project"/>
        <text:user-field-decl office:value-type="string" office:string-value="Техническое описание проекта по курсу ООАД" text:name="TITLE"/>
        <text:user-field-decl office:value-type="string" office:string-value="P-Cources.OOAD.Report.Template.odt" text:name="FileName"/>
        <text:user-field-decl office:value-type="string" office:string-value="0.1.0" text:name="Version"/>
        <text:user-field-decl office:value-type="string" office:string-value="16.11.2021" text:name="Date"/>
        <text:user-field-decl office:value-type="string" office:string-value="&lt;Название проекта&gt;" text:name="SUBJECT"/>
        <text:user-field-decl office:value-type="float" office:value="0" text:name="DOCPROPERTY  Author"/>
        <text:user-field-decl office:value-type="string" office:string-value="5304" text:name="DOCPROPERTY  Группа"/>
        <text:user-field-decl office:value-type="float" office:value="0" text:name="DOCPROPERTY &quot;Version&quot;"/>
        <text:user-field-decl office:value-type="string" office:string-value="&lt;Название проекта&gt;" text:name="DOCPROPERTY  Subject"/>
        <text:user-field-decl office:value-type="string" office:string-value="Техническое описание проекта по курсу ООАД" text:name="DOCPROPERTY  Title"/>
        <text:user-field-decl office:value-type="string" office:string-value="P-Project.Report" text:name="DOCPROPERTY  Name"/>
        <text:user-field-decl office:value-type="string" office:string-value="1.0.0" text:name="DOCPROPERTY  Version"/>
        <text:user-field-decl office:value-type="string" office:string-value="14.10.2008" text:name="DOCPROPERTY  Date"/>
        <text:user-field-decl office:value-type="string" office:string-value="1" text:name="SEQ Таблица \* ARABIC"/>
        <text:user-field-decl office:value-type="string" office:string-value="&lt;ФИО&gt;" text:name="DOCPROPERTY"/>
        <text:user-field-decl office:value-type="string" office:string-value="Огнева Анастасия Алексеевна, Рудометов Андрей Сергеевич" text:name="Authors"/>
        <text:user-field-decl office:value-type="string" office:string-value="19201" text:name="Group"/>
      </text:user-field-decls>
      <text:p text:style-name="P38"/>
      <text:p text:style-name="P32"/>
      <text:p text:style-name="P32"><text:user-field-get text:name="TITLE">Техническое описание проекта по курсу ООАД</text:user-field-get></text:p>
      <text:p text:style-name="P32"/>
      <text:p text:style-name="P39"/>
      <text:p text:style-name="Document_20_Title"/>
      <text:p text:style-name="Document_20_Title">Студент ФИТ НГУ <text:user-field-get text:name="Authors">Огнева Анастасия Алексеевна, Рудометов Андрей Сергеевич</text:user-field-get></text:p>
      <text:p text:style-name="Document_20_Title">группа <text:user-field-get text:name="Group">19201</text:user-field-get></text:p>
      <text:p text:style-name="Document_20_Title"/>
      <text:p text:style-name="Document_20_Title"><text:span text:style-name="T1">Версия <text:s/></text:span><text:span text:style-name="T1"><text:user-field-get text:name="Version">0.1.0</text:user-field-get></text:span></text:p>
      <text:p text:style-name="P33">Содержание</text:p>
      <text:p text:style-name="P21"><text:a xlink:type="simple" xlink:href="#_Toc211722981" text:style-name="Internet_20_link" text:visited-style-name="Visited_20_Internet_20_Link"><text:span text:style-name="T2">1.<text:tab/>Введение<text:tab/></text:span></text:a></text:p>
      <text:p text:style-name="P24"><text:a xlink:type="simple" xlink:href="#_Toc211722982" text:style-name="Internet_20_link" text:visited-style-name="Visited_20_Internet_20_Link"><text:span text:style-name="T3">1.1<text:tab/>Цель<text:tab/></text:span></text:a></text:p>
      <text:p text:style-name="P25"><text:a xlink:type="simple" xlink:href="#_Toc211722983" text:style-name="Internet_20_link" text:visited-style-name="Visited_20_Internet_20_Link"><text:span text:style-name="T3">1.2<text:tab/>Область действия<text:tab/></text:span></text:a></text:p>
      <text:p text:style-name="P25"><text:a xlink:type="simple" xlink:href="#_Toc211722984" text:style-name="Internet_20_link" text:visited-style-name="Visited_20_Internet_20_Link"><text:span text:style-name="T3">1.3<text:tab/>Определения и сокращения<text:tab/></text:span></text:a></text:p>
      <text:p text:style-name="P25"><text:a xlink:type="simple" xlink:href="#_Toc211722985" text:style-name="Internet_20_link" text:visited-style-name="Visited_20_Internet_20_Link"><text:span text:style-name="T3">1.4<text:tab/>Ссылки<text:tab/></text:span></text:a></text:p>
      <text:p text:style-name="P25"><text:a xlink:type="simple" xlink:href="#_Toc211722986" text:style-name="Internet_20_link" text:visited-style-name="Visited_20_Internet_20_Link"><text:span text:style-name="T3">1.5<text:tab/>Краткое описание<text:tab/></text:span></text:a></text:p>
      <text:p text:style-name="P22"><text:a xlink:type="simple" xlink:href="#_Toc211722987" text:style-name="Internet_20_link" text:visited-style-name="Visited_20_Internet_20_Link"><text:span text:style-name="T3">2.<text:tab/>Предметная область проекта<text:tab/></text:span></text:a></text:p>
      <text:p text:style-name="P24"><text:a xlink:type="simple" xlink:href="#_Toc211722988" text:style-name="Internet_20_link" text:visited-style-name="Visited_20_Internet_20_Link"><text:span text:style-name="T3">2.1<text:tab/>Существующие проблемы<text:tab/></text:span></text:a></text:p>
      <text:p text:style-name="P25"><text:a xlink:type="simple" xlink:href="#_Toc211722989" text:style-name="Internet_20_link" text:visited-style-name="Visited_20_Internet_20_Link"><text:span text:style-name="T3">2.2<text:tab/>Предполагаемое решение<text:tab/></text:span></text:a></text:p>
      <text:p text:style-name="P22"><text:a xlink:type="simple" xlink:href="#_Toc211722990" text:style-name="Internet_20_link" text:visited-style-name="Visited_20_Internet_20_Link"><text:span text:style-name="T3">3.<text:tab/>Требования к программному решению<text:tab/></text:span></text:a></text:p>
      <text:p text:style-name="P24"><text:a xlink:type="simple" xlink:href="#_Toc211722991" text:style-name="Internet_20_link" text:visited-style-name="Visited_20_Internet_20_Link"><text:span text:style-name="T3">3.1<text:tab/>Роли<text:tab/></text:span></text:a></text:p>
      <text:p text:style-name="P25"><text:a xlink:type="simple" xlink:href="#_Toc211722992" text:style-name="Internet_20_link" text:visited-style-name="Visited_20_Internet_20_Link"><text:span text:style-name="T3">3.2<text:tab/>Функциональные требования для роли Роль1<text:tab/></text:span></text:a></text:p>
      <text:p text:style-name="P26"><text:a xlink:type="simple" xlink:href="#_Toc211722993" text:style-name="Internet_20_link" text:visited-style-name="Visited_20_Internet_20_Link"><text:span text:style-name="T3">3.2.1<text:tab/>&lt;Use Case Name 1&gt;<text:tab/></text:span></text:a></text:p>
      <text:p text:style-name="P27"><text:a xlink:type="simple" xlink:href="#_Toc211722994" text:style-name="Internet_20_link" text:visited-style-name="Visited_20_Internet_20_Link"><text:span text:style-name="T3">3.2.2<text:tab/>&lt;Use Case Name 2&gt;<text:tab/></text:span></text:a></text:p>
      <text:p text:style-name="P24"><text:a xlink:type="simple" xlink:href="#_Toc211722995" text:style-name="Internet_20_link" text:visited-style-name="Visited_20_Internet_20_Link"><text:span text:style-name="T3">3.3<text:tab/>Функциональные требования для роли Роль2<text:tab/></text:span></text:a></text:p>
      <text:p text:style-name="P26"><text:a xlink:type="simple" xlink:href="#_Toc211722996" text:style-name="Internet_20_link" text:visited-style-name="Visited_20_Internet_20_Link"><text:span text:style-name="T3">3.3.1<text:tab/>&lt;Use Case Name 1&gt;<text:tab/></text:span></text:a></text:p>
      <text:p text:style-name="P27"><text:a xlink:type="simple" xlink:href="#_Toc211722997" text:style-name="Internet_20_link" text:visited-style-name="Visited_20_Internet_20_Link"><text:span text:style-name="T3">3.3.2<text:tab/>&lt;Use Case Name 2&gt;<text:tab/></text:span></text:a></text:p>
      <text:p text:style-name="P24"><text:a xlink:type="simple" xlink:href="#_Toc211722998" text:style-name="Internet_20_link" text:visited-style-name="Visited_20_Internet_20_Link"><text:span text:style-name="T3">3.4<text:tab/>Нефункциональные требования<text:tab/></text:span></text:a></text:p>
      <text:p text:style-name="P22"><text:a xlink:type="simple" xlink:href="#_Toc211722999" text:style-name="Internet_20_link" text:visited-style-name="Visited_20_Internet_20_Link"><text:span text:style-name="T3">4.<text:tab/>Обзор архитектуры<text:tab/></text:span></text:a></text:p>
      <text:p text:style-name="P26"><text:a xlink:type="simple" xlink:href="#_Toc211723000" text:style-name="Internet_20_link" text:visited-style-name="Visited_20_Internet_20_Link"><text:span text:style-name="T3">4.1.1<text:tab/>Компонентная модель системы<text:tab/></text:span></text:a></text:p>
      <text:p text:style-name="P28"><text:a xlink:type="simple" xlink:href="#_Toc211723001" text:style-name="Internet_20_link" text:visited-style-name="Visited_20_Internet_20_Link"><text:span text:style-name="T3">4.1.1.1<text:tab/>Компонент 1<text:tab/></text:span></text:a></text:p>
      <text:p text:style-name="P29"><text:a xlink:type="simple" xlink:href="#_Toc211723002" text:style-name="Internet_20_link" text:visited-style-name="Visited_20_Internet_20_Link"><text:span text:style-name="T3">4.1.1.2<text:tab/>Компонент 2<text:tab/></text:span></text:a></text:p>
      <text:p text:style-name="P26"><text:a xlink:type="simple" xlink:href="#_Toc211723003" text:style-name="Internet_20_link" text:visited-style-name="Visited_20_Internet_20_Link"><text:span text:style-name="T3">4.1.2<text:tab/>Компоненты сторонних производителей<text:tab/></text:span></text:a></text:p>
      <text:p text:style-name="P27"><text:a xlink:type="simple" xlink:href="#_Toc211723004" text:style-name="Internet_20_link" text:visited-style-name="Visited_20_Internet_20_Link"><text:span text:style-name="T3">4.1.3<text:tab/>Схема развертывания приложения<text:tab/></text:span></text:a></text:p>
      <text:p text:style-name="P22"><text:a xlink:type="simple" xlink:href="#_Toc211723005" text:style-name="Internet_20_link" text:visited-style-name="Visited_20_Internet_20_Link"><text:span text:style-name="T3">5.<text:tab/>Допущения и ограничения<text:tab/></text:span></text:a></text:p>
      <text:p text:style-name="P23"><text:a xlink:type="simple" xlink:href="#_Toc211723006" text:style-name="Internet_20_link" text:visited-style-name="Visited_20_Internet_20_Link"><text:span text:style-name="T3">6.<text:tab/>Известные проблемы<text:tab/></text:span></text:a></text:p>
      <text:p text:style-name="P24"><text:a xlink:type="simple" xlink:href="#_Toc211723007" text:style-name="Internet_20_link" text:visited-style-name="Visited_20_Internet_20_Link"><text:span text:style-name="T3">6.1<text:tab/>Невысокая производительность приложения<text:tab/></text:span></text:a></text:p>
      <text:p text:style-name="P20"><text:user-field-get text:name="TITLE">Техническое описание проекта по курсу ООАД</text:user-field-get><text:s/></text:p>
      <text:list xml:id="list1660865614" text:style-name="RTF_5f_Num_20_9">
        <text:list-item>
          <text:h text:style-name="P56" text:outline-level="1"><text:bookmark-start text:name="_Ref211717649"/>Введение<text:bookmark-end text:name="_Ref211717649"/></text:h>
          <text:list>
            <text:list-item>
              <text:h text:style-name="P58" text:outline-level="2"><text:bookmark text:name="_Toc456598586"/>Цель</text:h>
            </text:list-item>
          </text:list>
        </text:list-item>
      </text:list>
      <text:p text:style-name="Text_20_body">Данный документ представляет собой техническое описание проекта <text:user-field-get text:name="Project">Fairlabs</text:user-field-get><text:span text:style-name="T5"><text:s/></text:span>и содержит основные требования к разрабатываемой в рамках проекта программной системе и описание архитектуры программного решения.</text:p>
      <text:list xml:id="list232555505649565" text:continue-numbering="true" text:style-name="RTF_5f_Num_20_9">
        <text:list-item>
          <text:list>
            <text:list-item>
              <text:h text:style-name="P58" text:outline-level="2"><text:bookmark-start text:name="_Toc211722983"/>Область действия<text:bookmark-end text:name="_Toc211722983"/></text:h>
            </text:list-item>
          </text:list>
        </text:list-item>
      </text:list>
      <text:p text:style-name="Text_20_body">Документ разработан в рамках проекта <text:span text:style-name="T5"><text:user-field-get text:name="Project">Fairlabs</text:user-field-get></text:span><text:s/>и предназначен для использования студентами ФИТ и преподавателями курса ООАД.</text:p>
      <text:list xml:id="list232554713363945" text:continue-numbering="true" text:style-name="RTF_5f_Num_20_9">
        <text:list-item>
          <text:list>
            <text:list-item>
              <text:h text:style-name="P58" text:outline-level="2"><text:bookmark-start text:name="_Toc211722984"/>Определения и сокращения<text:bookmark-end text:name="_Toc211722984"/></text:h>
            </text:list-item>
          </text:list>
        </text:list-item>
      </text:list>
      <text:p text:style-name="Comment">[В этой таблице нужно перечислить все термины предметной области, используемые далее в документе. В тексте документа термины имеет смысл выделять курсивом. Текст, выделенный <text:span text:style-name="T8">зеленым</text:span>, <text:s/>является ПРИМЕРОМ, в вашем проекте он может и должен быть другим. </text:p>
      <text:p text:style-name="Comment"><text:span text:style-name="T9">Этот и прочие комментарии, выделенные синим, в финальной версии документа нужно удалить</text:span>]</text:p>
      <text:p text:style-name="Table_20_Caption">Таблица <text:user-field-get text:name="SEQ Таблица \* ARABIC">1</text:user-field-get>: Определения и сокращения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0">Термин</text:p>
          </table:table-cell>
          <table:table-cell table:style-name="Table2.A1" office:value-type="string">
            <text:p text:style-name="P6">Описание</text:p>
          </table:table-cell>
        </table:table-row>
        <table:table-row table:style-name="Table2.1">
          <table:table-cell table:style-name="Table2.A3" office:value-type="string">
            <text:p text:style-name="P13">ATM</text:p>
          </table:table-cell>
          <table:table-cell table:style-name="Table2.B3" office:value-type="string">
            <text:p text:style-name="P14"><text:span text:style-name="T6">Automated</text:span> <text:span text:style-name="T6">Teller</text:span> <text:span text:style-name="T6">Machine</text:span> - банкомат</text:p>
          </table:table-cell>
        </table:table-row>
        <table:table-row table:style-name="Table2.1">
          <table:table-cell table:style-name="Table2.A3" office:value-type="string">
            <text:p text:style-name="P13">VISA</text:p>
          </table:table-cell>
          <table:table-cell table:style-name="Table2.B3" office:value-type="string">
            <text:p text:style-name="P14">Система пластиковых карт <text:span text:style-name="T6">VISA</text:span></text:p>
          </table:table-cell>
        </table:table-row>
      </table:table>
      <text:list xml:id="list232555710648623" text:continue-numbering="true" text:style-name="RTF_5f_Num_20_9">
        <text:list-item>
          <text:list>
            <text:list-item>
              <text:h text:style-name="P58" text:outline-level="2"><text:bookmark-start text:name="_Toc211722985"/>Ссылки<text:bookmark-end text:name="_Toc211722985"/></text:h>
            </text:list-item>
          </text:list>
        </text:list-item>
      </text:list>
      <text:p text:style-name="Text_20_body">В тексте содержатся ссылки на следующие документы:</text:p>
      <text:list xml:id="list2311072960" text:style-name="RTF_5f_Num_20_8">
        <text:list-item>
          <text:p text:style-name="P40">&lt;Имя файла документа&gt;, <text:span text:style-name="T10">v</text:span>&lt;версия&gt; - &lt;описание документа&gt;</text:p>
        </text:list-item>
      </text:list>
      <text:p text:style-name="Text_20_body">Ссылки приводятся в виде [<text:span text:style-name="T6">N</text:span>], где <text:span text:style-name="T6">N</text:span> – номер документа в вышеприведенном списке.</text:p>
      <text:list xml:id="list232554809513672" text:continue-list="list232555710648623" text:style-name="RTF_5f_Num_20_9">
        <text:list-item>
          <text:list>
            <text:list-item>
              <text:h text:style-name="P58" text:outline-level="2"><text:bookmark-start text:name="_Toc211722986"/>Краткое описание<text:bookmark-end text:name="_Toc211722986"/></text:h>
            </text:list-item>
          </text:list>
        </text:list-item>
      </text:list>
      <text:p text:style-name="Text_20_body">Содержание данного документа построено таким образом, чтобы дать ответ на следующие вопросы:</text:p>
      <text:list xml:id="list3759550053" text:style-name="RTF_5f_Num_20_6">
        <text:list-item>
          <text:p text:style-name="P41">Какие проблемы предметной области должен решать будущий программный продукт</text:p>
        </text:list-item>
        <text:list-item>
          <text:p text:style-name="P41">Посредством какой функциональности системы будут достигнуто решение проблем предметной области</text:p>
        </text:list-item>
        <text:list-item>
          <text:p text:style-name="P41">Какова архитектура программного решения</text:p>
        </text:list-item>
      </text:list>
      <text:p text:style-name="Text_20_body">Описание предметной области и проблем, для решения которых предназначен будущий программный продукт, приведены в разделе <text:bookmark-ref text:reference-format="chapter" text:ref-name="_Ref211717179">2</text:bookmark-ref>. </text:p>
      <text:p text:style-name="Text_20_body">Раздел <text:bookmark-ref text:reference-format="chapter" text:ref-name="__RefHeading__92_1196099285">3</text:bookmark-ref>содержит описание требований к программному решению, раздел <text:bookmark-ref text:reference-format="chapter" text:ref-name="_Ref211720636">4</text:bookmark-ref><text:s/>– описание архитектуры выбранного решения.</text:p>
      <text:list xml:id="list232555579675749" text:continue-list="list232554809513672" text:style-name="RTF_5f_Num_20_9">
        <text:list-item>
          <text:h text:style-name="P57" text:outline-level="1"><text:bookmark-start text:name="_Ref211717179"/>Предметная область<text:span text:style-name="T6"> </text:span>проекта<text:bookmark-end text:name="_Ref211717179"/></text:h>
        </text:list-item>
      </text:list>
      <text:p text:style-name="P44">С каждым годом студентов на ФИТ становится всё больше. Это приводит к постепенному увеличению размера групп. Сейчас максимальное число учащихся в группе - 14 человек. Некоторые курсы содержат большое количество лабораторных и практических работ, подразумевающих очную сдачу преподавателю Количество сданных за семестр работ влияет на итоговую оценку. </text:p>
      <text:p text:style-name="P45">Оценка может зависеть от:</text:p>
      <text:list xml:id="list643927371" text:style-name="L1">
        <text:list-item>
          <text:p text:style-name="P46">суммарного количества сданных работ;</text:p>
        </text:list-item>
        <text:list-item>
          <text:p text:style-name="P51"><text:span text:style-name="T4">способности студента укладываться в дедлайны на фиксированный набор заданий. </text:span></text:p>
        </text:list-item>
      </text:list>
      <text:p text:style-name="P44">Многие студенты стараются сдать за пару как можно больше заданий, из-за чего другим не остается времени. Как следствие, без должной организации студенты успевают сдать меньшее количество работ, чем могли бы.</text:p>
      <text:p text:style-name="P50"><text:span text:style-name="T4">Количество заданий было рассчитано на размер групп при составлении курсов. В связи с чем преподавателям приходится самостоятельно определять приоритеты сдачи, которые в большинстве случаев не устраивают студентов, попавших в конец списка.</text:span></text:p>
      <text:list xml:id="list232555072914559" text:continue-list="list232555579675749" text:style-name="RTF_5f_Num_20_9">
        <text:list-item>
          <text:list>
            <text:list-item>
              <text:h text:style-name="P58" text:outline-level="2"><text:bookmark text:name="_Toc447095882"/>Существующие проблемы</text:h>
            </text:list-item>
          </text:list>
        </text:list-item>
      </text:list>
      <text:p text:style-name="P52"><text:bookmark text:name="docs-internal-guid-4144dce7-7fff-0846-f478-46f036ceaea4"/><text:span text:style-name="T4">Сложно выстроить оптимальную и эффективную очередность сдачи практических заданий, устраивающую обе стороны: учащихся и преподавателей.</text:span></text:p>
      <text:p text:style-name="P37">[Перечень объективных и субъективных проблем предметной области, побуждающих к выполнению задач данного проекта. Описание проблемы должно включать: </text:p>
      <text:list xml:id="list3119772359" text:style-name="RTF_5f_Num_20_2">
        <text:list-item>
          <text:p text:style-name="P34">Суть проблемы;</text:p>
        </text:list-item>
        <text:list-item>
          <text:p text:style-name="P34">Порождающие ее причины и их влияние на участников (<text:span text:style-name="T6">stakeholders</text:span>) <text:s/>предметной области; </text:p>
        </text:list-item>
        <text:list-item>
          <text:p text:style-name="P35">Пути решения этой проблемы (через устранение соответствующих причин), которые достигаются в рамках данного проекта.]</text:p>
        </text:list-item>
      </text:list>
      <text:list xml:id="list232556124797073" text:continue-list="list232555072914559" text:style-name="RTF_5f_Num_20_9">
        <text:list-item>
          <text:list>
            <text:list-item>
              <text:h text:style-name="P58" text:outline-level="2"><text:bookmark-start text:name="_Toc211722989"/>Предполагаемое решение<text:bookmark-end text:name="_Toc211722989"/></text:h>
            </text:list-item>
          </text:list>
        </text:list-item>
      </text:list>
      <text:p text:style-name="P45"><text:bookmark text:name="docs-internal-guid-9632a4ee-7fff-55e5-ca4a-a6ea9295645e"/>В качестве решения поставленных проблем предлагается использовать приложение, позволяющее: </text:p>
      <text:p text:style-name="P44">Студентам </text:p>
      <text:list xml:id="list1526176612" text:style-name="L5">
        <text:list-item>
          <text:p text:style-name="P47">Отмечать, какие задачи планируются к сдаче на следующем занятии через удобный интерфейс</text:p>
        </text:list-item>
        <text:list-item>
          <text:p text:style-name="P48">Получать информацию о упорядоченном списке студентов, сдающих работы на следующей паре. </text:p>
        </text:list-item>
      </text:list>
      <text:p text:style-name="P44">Преподавателю</text:p>
      <text:list xml:id="list3338035622" text:style-name="L6">
        <text:list-item>
          <text:p text:style-name="P49">Доступ к списку студентов и работ, которые планируются к сдаче, с уже определенным порядком </text:p>
        </text:list-item>
      </text:list>
      <text:p text:style-name="P53"/>
      <text:list xml:id="list232556466515682" text:continue-list="list232556124797073" text:style-name="RTF_5f_Num_20_9">
        <text:list-item>
          <text:h text:style-name="P56" text:outline-level="1"><text:bookmark-start text:name="__RefHeading__92_1196099285"/><text:bookmark text:name="_Toc511855719"/><text:soft-page-break/>Требования к программному решению<text:bookmark-end text:name="__RefHeading__92_1196099285"/></text:h>
        </text:list-item>
      </text:list>
      <text:p text:style-name="Text_20_body">Данный раздел описывает требования к программной системе, разрабатываемой в рамках проекта <text:s/><text:span text:style-name="T5"><text:user-field-get text:name="Project">Fairlabs</text:user-field-get></text:span><text:span text:style-name="Body_20_Reference_20_Char">.</text:span></text:p>
      <text:list xml:id="list232554865677143" text:continue-numbering="true" text:style-name="RTF_5f_Num_20_9">
        <text:list-item>
          <text:list>
            <text:list-item>
              <text:h text:style-name="P58" text:outline-level="2"><text:bookmark-start text:name="_Toc211722991"/>Роли<text:bookmark-end text:name="_Toc211722991"/></text:h>
            </text:list-item>
          </text:list>
        </text:list-item>
      </text:list>
      <text:p text:style-name="Text_20_body">Роль - это что-то (например: другая система) или кто-то (например: человек) вне системы, которые взаимодействуют с ней. В предлагаемой к разработке системе идентифицированы следующие роли:</text:p>
      <text:list xml:id="list2070474899" text:style-name="RTF_5f_Num_20_10">
        <text:list-item>
          <text:p text:style-name="P42"><text:span text:style-name="T7">Студент(Student)</text:span> – <text:span text:style-name="T6">&lt;</text:span>краткое описание роли<text:span text:style-name="T6">&gt;</text:span></text:p>
        </text:list-item>
        <text:list-item>
          <text:p text:style-name="P42"><text:span text:style-name="T11">Преподаватель(Teacher)</text:span> – <text:span text:style-name="T6">&lt;</text:span>краткое описание роли<text:span text:style-name="T6">&gt;</text:span></text:p>
        </text:list-item>
        <text:list-item>
          <text:p text:style-name="P43"><text:span text:style-name="T6">Abstract Admin - &lt;краткое описание роли&gt;</text:span></text:p>
        </text:list-item>
      </text:list>
      <text:list xml:id="list232554970183480" text:continue-list="list232554865677143" text:style-name="RTF_5f_Num_20_9">
        <text:list-item>
          <text:list>
            <text:list-item>
              <text:h text:style-name="P58" text:outline-level="2"><text:bookmark-start text:name="__RefHeading__159_1196099285"/><text:bookmark-start text:name="_Ref534795255"/>Функциональн<text:bookmark-end text:name="_Ref534795255"/>ые требования для роли Роль1<text:bookmark-end text:name="__RefHeading__159_1196099285"/></text:h>
            </text:list-item>
          </text:list>
        </text:list-item>
      </text:list>
      <text:p text:style-name="Text_20_body">//<text:span text:style-name="T13">TODO перенести из use-case диаграмм </text:span><text:span text:style-name="T15">(Better Version или Master — не ва</text:span><text:span text:style-name="T16">жно</text:span><text:span text:style-name="T15">)</text:span></text:p>
      <text:p text:style-name="Comment">[В этом пункте необходимо сделать описание требований к системе в соответствии с <text:span text:style-name="T6">Use</text:span>-<text:span text:style-name="T6">Case</text:span> моделью. Для каждой роли необходимо ввести отдельный пункт 2-го уровня, такой как <text:bookmark-ref text:reference-format="text" text:ref-name="__RefHeading__159_1196099285">Функциональные требования для роли Роль1</text:bookmark-ref>]</text:p>
      <text:list xml:id="list232556296593805" text:continue-numbering="true" text:style-name="RTF_5f_Num_20_9">
        <text:list-item>
          <text:list>
            <text:list-item>
              <text:list>
                <text:list-item>
                  <text:h text:style-name="P60" text:outline-level="3"><text:bookmark-start text:name="_Toc211722993"/>&lt;Use Case Name 1&gt;<text:bookmark-end text:name="_Toc211722993"/></text:h>
                </text:list-item>
              </text:list>
            </text:list-item>
          </text:list>
        </text:list-item>
      </text:list>
      <text:p text:style-name="Comment">[В этом пункте необходимо сделать описание данного <text:span text:style-name="T6">Use</text:span>-<text:span text:style-name="T6">Case</text:span>.]</text:p>
      <text:list xml:id="list232556238945006" text:continue-numbering="true" text:style-name="RTF_5f_Num_20_9">
        <text:list-item>
          <text:list>
            <text:list-item>
              <text:list>
                <text:list-item>
                  <text:h text:style-name="P60" text:outline-level="3"><text:bookmark-start text:name="_Toc211722994"/>&lt;Use Case Name 2&gt;<text:bookmark-end text:name="_Toc211722994"/></text:h>
                </text:list-item>
              </text:list>
            </text:list-item>
          </text:list>
        </text:list-item>
      </text:list>
      <text:p text:style-name="Comment">[В этом пункте необходимо сделать описание данного Use-Case.]</text:p>
      <text:list xml:id="list232556253516572" text:continue-numbering="true" text:style-name="RTF_5f_Num_20_9">
        <text:list-item>
          <text:list>
            <text:list-item>
              <text:h text:style-name="P58" text:outline-level="2"><text:bookmark-start text:name="_Toc211722995"/>Функциональные требования для роли Роль2<text:bookmark-end text:name="_Toc211722995"/></text:h>
              <text:list>
                <text:list-item>
                  <text:h text:style-name="P60" text:outline-level="3"><text:bookmark-start text:name="_Toc211722996"/>&lt;Use Case Name 1&gt;<text:bookmark-end text:name="_Toc211722996"/></text:h>
                </text:list-item>
              </text:list>
            </text:list-item>
          </text:list>
        </text:list-item>
      </text:list>
      <text:p text:style-name="Comment">[В этом пункте необходимо сделать описание данного <text:span text:style-name="T6">Use</text:span>-<text:span text:style-name="T6">Case</text:span>.]</text:p>
      <text:list xml:id="list232554916099954" text:continue-numbering="true" text:style-name="RTF_5f_Num_20_9">
        <text:list-item>
          <text:list>
            <text:list-item>
              <text:list>
                <text:list-item>
                  <text:h text:style-name="P60" text:outline-level="3"><text:bookmark-start text:name="_Toc211722997"/>&lt;Use Case Name 2&gt;<text:bookmark-end text:name="_Toc211722997"/></text:h>
                </text:list-item>
              </text:list>
            </text:list-item>
          </text:list>
        </text:list-item>
      </text:list>
      <text:p text:style-name="Comment">[В этом пункте необходимо сделать описание данного <text:span text:style-name="T6">Use</text:span>-<text:span text:style-name="T6">Case</text:span>.]</text:p>
      <text:list xml:id="list232554876568912" text:continue-numbering="true" text:style-name="RTF_5f_Num_20_9">
        <text:list-item>
          <text:list>
            <text:list-item>
              <text:h text:style-name="P58" text:outline-level="2">Нефункциональные требования</text:h>
            </text:list-item>
          </text:list>
        </text:list-item>
      </text:list>
      <text:list xml:id="list2099341043" text:style-name="L7">
        <text:list-item>
          <text:p text:style-name="P54">Задержка ввода/вывода не должна превышать 100мс (почему — а с потолка взято)</text:p>
        </text:list-item>
        <text:list-item>
          <text:p text:style-name="P54">Аптайм как минимум на все учебное время (пн-вс 9:00-20:00)</text:p>
        </text:list-item>
        <text:list-item>
          <text:p text:style-name="P54">В первой версии <text:span text:style-name="T12">должно выдерживать</text:span> 30 rps</text:p>
        </text:list-item>
        <text:list-item>
          <text:p text:style-name="P54">Требования к расширяемости:</text:p>
          <text:list>
            <text:list-item>
              <text:p text:style-name="P54">Возможность добавления алгоритмов и условий курсов</text:p>
            </text:list-item>
            <text:list-item>
              <text:p text:style-name="P55"><text:span text:style-name="T14">Возможность добавления views для данных в базе, как следствие и обвязки для коммуникаций, с минимальным изменением пакетов</text:span></text:p>
            </text:list-item>
          </text:list>
        </text:list-item>
      </text:list>
      <text:list xml:id="list232555907956134" text:continue-list="list232554876568912" text:style-name="RTF_5f_Num_20_9">
        <text:list-item>
          <text:h text:style-name="P56" text:outline-level="1"><text:bookmark-start text:name="_Ref211720636"/>Обзор архитектуры<text:bookmark-end text:name="_Ref211720636"/></text:h>
        </text:list-item>
      </text:list>
      <text:p text:style-name="Text_20_body">Этот раздел описывает архитектуру системы.</text:p>
      <text:list xml:id="list232555586551408" text:continue-numbering="true" text:style-name="RTF_5f_Num_20_9">
        <text:list-item>
          <text:list>
            <text:list-item>
              <text:list>
                <text:list-item>
                  <text:h text:style-name="P60" text:outline-level="3"><text:bookmark-start text:name="_Toc211723000"/>Компонентная модель системы<text:bookmark-end text:name="_Toc211723000"/></text:h>
                </text:list-item>
              </text:list>
            </text:list-item>
          </text:list>
        </text:list-item>
      </text:list>
      <text:p text:style-name="Text_20_body">//<text:span text:style-name="T14">TODO — возьмем из Better Version</text:span></text:p>
      <text:p text:style-name="P11">[Здесь приводится <text:span text:style-name="T6">Component</text:span> <text:span text:style-name="T6">diagram</text:span> <text:s/>- диаграмма компонентов системы, со связями между компонентами <text:s/>и интерфейсами между ними, а также описание их взаимодействия. Для каждого компонента дается краткое описание его места и предназначения в системе]</text:p>
      <text:list xml:id="list232556040461516" text:continue-numbering="true" text:style-name="RTF_5f_Num_20_9">
        <text:list-item>
          <text:list>
            <text:list-item>
              <text:list>
                <text:list-item>
                  <text:list>
                    <text:list-item>
                      <text:h text:style-name="P61" text:outline-level="4"><text:bookmark-start text:name="_Toc211723001"/><text:soft-page-break/>Компонент 1<text:bookmark-end text:name="_Toc211723001"/></text:h>
                    </text:list-item>
                  </text:list>
                </text:list-item>
              </text:list>
            </text:list-item>
          </text:list>
        </text:list-item>
      </text:list>
      <text:p text:style-name="P11">[Здесь приводится более подробное описание предназначения компонента и <text:span text:style-name="T6">Package</text:span> <text:span text:style-name="T6">diagram</text:span> – диаграмма пакетов, из которых состоит данный компонент. Обязательно выделение на диаграмме интерфейсов пакета, служащих для связи с другими пакетами (фасад пакета), а также ключевых классов, используемых другими пакетами в <text:span text:style-name="T6">use</text:span>-<text:span text:style-name="T6">case</text:span> реализациях]</text:p>
      <text:list xml:id="list232556237154327" text:continue-numbering="true" text:style-name="RTF_5f_Num_20_9">
        <text:list-item>
          <text:list>
            <text:list-item>
              <text:list>
                <text:list-item>
                  <text:list>
                    <text:list-item>
                      <text:h text:style-name="P61" text:outline-level="4"><text:bookmark-start text:name="_Toc211723002"/>Компонент 2<text:bookmark-end text:name="_Toc211723002"/></text:h>
                    </text:list-item>
                  </text:list>
                </text:list-item>
              </text:list>
            </text:list-item>
          </text:list>
        </text:list-item>
      </text:list>
      <text:p text:style-name="P11"><text:bookmark-start text:name="_Toc211723003"/>[Здесь приводится более подробное описание предназначения компонента и <text:span text:style-name="T6">Package</text:span> <text:span text:style-name="T6">diagram</text:span> – диаграмма пакетов, из которых состоит данный компонент. Обязательно выделение на диаграмме интерфейсов пакета, служащих для связи с другими пакетами (фасад пакета), а также ключевых классов, используемых другими пакетами в <text:span text:style-name="T6">use</text:span>-<text:span text:style-name="T6">case</text:span> реализациях]</text:p>
      <text:list xml:id="list232556387145921" text:continue-numbering="true" text:style-name="RTF_5f_Num_20_9">
        <text:list-item>
          <text:list>
            <text:list-item>
              <text:list>
                <text:list-item>
                  <text:h text:style-name="P60" text:outline-level="3">Компоненты сторонних производителей<text:bookmark-end text:name="_Toc211723003"/></text:h>
                </text:list-item>
              </text:list>
            </text:list-item>
          </text:list>
        </text:list-item>
      </text:list>
      <text:p text:style-name="P11">[Здесь приводится список использованных компонент сторонних производителей, использованных при разработке системы, с указанием их предназначения в системе]</text:p>
      <text:list xml:id="list232554955161392" text:continue-numbering="true" text:style-name="RTF_5f_Num_20_9">
        <text:list-item>
          <text:list>
            <text:list-item>
              <text:list>
                <text:list-item>
                  <text:h text:style-name="P60" text:outline-level="3"><text:bookmark-start text:name="_Toc211723004"/>Схема развертывания приложения<text:bookmark-end text:name="_Toc211723004"/></text:h>
                </text:list-item>
              </text:list>
            </text:list-item>
          </text:list>
        </text:list-item>
      </text:list>
      <text:p text:style-name="P11">[Здесь приводится <text:span text:style-name="T6">Deployment</text:span> <text:span text:style-name="T6">diagram</text:span> <text:s/>- диаграмма развертывания системы, со связями между узлами и указанием способа связи (протокола). На диаграмме обязательно указать, какие компоненты находятся на том или ином узле]</text:p>
      <text:list xml:id="list232554479848905" text:continue-numbering="true" text:style-name="RTF_5f_Num_20_9">
        <text:list-item>
          <text:h text:style-name="P56" text:outline-level="1"><text:bookmark-start text:name="_Ref535409726"/>Допущения и ограничения<text:bookmark-end text:name="_Ref535409726"/></text:h>
        </text:list-item>
      </text:list>
      <text:p text:style-name="Comment">[Краткое описание допущений, <text:s/>которые подразумевает данный проект, и любых ограничений (например, по бюджету, участникам, требуемому оборудованию, срокам и т.п.), накладываемых на его выполнение.]</text:p>
      <text:p text:style-name="P12">Пример: При разработке проекта принято допущение, что число транзакций в единицу времени значительно (более чем <text:s/>в 10 раз) снижается в ночное время, что позволяет в период с 01:00 до 6:00 производить автоматическое обновление программного обеспечения системы, требующее полной перезагрузки и остановки сервиса на период до 5 минут. </text:p>
      <text:p text:style-name="P10"/>
      <text:list xml:id="list232555607555157" text:continue-numbering="true" text:style-name="RTF_5f_Num_20_9">
        <text:list-item>
          <text:h text:style-name="P57" text:outline-level="1"><text:bookmark-start text:name="_Ref535397143"/>Известные проблемы<text:bookmark-end text:name="_Ref535397143"/></text:h>
        </text:list-item>
      </text:list>
      <text:p text:style-name="Text_20_body">Ниже приводятся известные на данный момент проблемы и недоработки выработанного программного решения, а также возможные пути их устранения в последующих итерациях проекта.</text:p>
      <text:list xml:id="list232555876742458" text:continue-numbering="true" text:style-name="RTF_5f_Num_20_9">
        <text:list-item>
          <text:list>
            <text:list-item>
              <text:h text:style-name="P59" text:outline-level="2"><text:bookmark-start text:name="_Toc211723007"/>Невысокая производительность приложения<text:bookmark-end text:name="_Toc211723007"/>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Table_20_Title">Проблема</text:p>
          </table:table-cell>
          <table:table-cell table:style-name="Table3.B4" office:value-type="string">
            <text:p text:style-name="P14">Производительность приложения экспоненциально деградирует при общем числе пользователей выше 10000 и числе одновременных сессий выше 100.</text:p>
          </table:table-cell>
        </table:table-row>
        <table:table-row table:style-name="Table3.1">
          <table:table-cell table:style-name="Table3.A1" office:value-type="string">
            <text:p text:style-name="Table_20_Title">Ранг</text:p>
          </table:table-cell>
          <table:table-cell table:style-name="Table3.B4" office:value-type="string">
            <text:p text:style-name="P14">10 (высокий)</text:p>
          </table:table-cell>
        </table:table-row>
        <table:table-row table:style-name="Table3.1">
          <table:table-cell table:style-name="Table3.A1" office:value-type="string">
            <text:p text:style-name="Table_20_Title">Влияние на проект</text:p>
          </table:table-cell>
          <table:table-cell table:style-name="Table3.B4" office:value-type="string">
            <text:p text:style-name="P14">Невозможность использования системы при числе пользователей более 10000.</text:p>
          </table:table-cell>
        </table:table-row>
        <table:table-row table:style-name="Table3.1">
          <table:table-cell table:style-name="Table3.A1" office:value-type="string">
            <text:p text:style-name="Table_20_Title">Пути решения</text:p>
          </table:table-cell>
          <table:table-cell table:style-name="Table3.B4" office:value-type="string">
            <text:p text:style-name="P14">Кластеризация веб-сервера и сервера базы данных, а также применение <text:span text:style-name="T6">load</text:span> <text:span text:style-name="T6">balancer</text:span> в точке маршрутизации запроса к веб-серверу.</text:p>
          </table:table-cell>
        </table:table-row>
      </table:table>
      <text:p text:style-name="Text_20_body"/>
      <text:p text:style-name="P20">Лист регистрации изменений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Table_20_Title">Дата</text:p>
          </table:table-cell>
          <table:table-cell table:style-name="Table4.A1" office:value-type="string">
            <text:p text:style-name="Table_20_Title">Версия</text:p>
          </table:table-cell>
          <table:table-cell table:style-name="Table4.A1" office:value-type="string">
            <text:p text:style-name="Table_20_Title">Описание</text:p>
          </table:table-cell>
          <table:table-cell table:style-name="Table4.A1" office:value-type="string">
            <text:p text:style-name="P5">Автор</text:p>
          </table:table-cell>
        </table:table-row>
        <table:table-row table:style-name="Table4.1">
          <table:table-cell table:style-name="Table4.A6" office:value-type="string">
            <text:p text:style-name="Table_20_Text"/>
          </table:table-cell>
          <table:table-cell table:style-name="Table4.B6" office:value-type="string">
            <text:p text:style-name="P31"/>
          </table:table-cell>
          <table:table-cell table:style-name="Table4.C6" office:value-type="string">
            <text:p text:style-name="Table_20_Text"/>
          </table:table-cell>
          <table:table-cell table:style-name="Table4.D6" office:value-type="string">
            <text:p text:style-name="P7"/>
          </table:table-cell>
        </table:table-row>
        <table:table-row table:style-name="Table4.1">
          <table:table-cell table:style-name="Table4.A6" office:value-type="string">
            <text:p text:style-name="Table_20_Text"/>
          </table:table-cell>
          <table:table-cell table:style-name="Table4.B6" office:value-type="string">
            <text:p text:style-name="P31"/>
          </table:table-cell>
          <table:table-cell table:style-name="Table4.C6" office:value-type="string">
            <text:p text:style-name="Table_20_Text"/>
          </table:table-cell>
          <table:table-cell table:style-name="Table4.D6" office:value-type="string">
            <text:p text:style-name="P4"/>
          </table:table-cell>
        </table:table-row>
        <table:table-row table:style-name="Table4.1">
          <table:table-cell table:style-name="Table4.A6" office:value-type="string">
            <text:p text:style-name="Table_20_Text"/>
          </table:table-cell>
          <table:table-cell table:style-name="Table4.B6" office:value-type="string">
            <text:p text:style-name="P31"/>
          </table:table-cell>
          <table:table-cell table:style-name="Table4.C6" office:value-type="string">
            <text:p text:style-name="P18"/>
          </table:table-cell>
          <table:table-cell table:style-name="Table4.D6" office:value-type="string">
            <text:p text:style-name="P17"/>
          </table:table-cell>
        </table:table-row>
        <table:table-row table:style-name="Table4.1">
          <table:table-cell table:style-name="Table4.A6" office:value-type="string">
            <text:p text:style-name="Table_20_Text"/>
          </table:table-cell>
          <table:table-cell table:style-name="Table4.B6" office:value-type="string">
            <text:p text:style-name="P31"/>
          </table:table-cell>
          <table:table-cell table:style-name="Table4.C6" office:value-type="string">
            <text:p text:style-name="Table_20_Text"/>
          </table:table-cell>
          <table:table-cell table:style-name="Table4.D6" office:value-type="string">
            <text:p text:style-name="P17"/>
          </table:table-cell>
        </table:table-row>
        <table:table-row table:style-name="Table4.1">
          <table:table-cell table:style-name="Table4.A6" office:value-type="string">
            <text:p text:style-name="Table_20_Text"/>
          </table:table-cell>
          <table:table-cell table:style-name="Table4.B6" office:value-type="string">
            <text:p text:style-name="P31"/>
          </table:table-cell>
          <table:table-cell table:style-name="Table4.C6" office:value-type="string">
            <text:p text:style-name="Table_20_Text"/>
          </table:table-cell>
          <table:table-cell table:style-name="Table4.D6" office:value-type="string">
            <text:p text:style-name="P17"/>
          </table:table-cell>
        </table:table-row>
      </table:table>
      <text:p text:style-name="P15"/>
      <text:p text:style-name="Comment">[В качестве описания версии можно указывать какие изменения/дополнения были сделаны в этой версии по отношению к предыдущей.]</text:p>
      <text:p text:style-name="Title">Лист регистрации проверок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Table_20_Title">Дата</text:p>
          </table:table-cell>
          <table:table-cell table:style-name="Table5.A1" office:value-type="string">
            <text:p text:style-name="Table_20_Title">Версия</text:p>
          </table:table-cell>
          <table:table-cell table:style-name="Table5.A1" office:value-type="string">
            <text:p text:style-name="Table_20_Title">Описание</text:p>
          </table:table-cell>
          <table:table-cell table:style-name="Table5.A1" office:value-type="string">
            <text:p text:style-name="P5">Автор</text:p>
          </table:table-cell>
        </table:table-row>
        <table:table-row table:style-name="Table5.1">
          <table:table-cell table:style-name="Table5.A6" office:value-type="string">
            <text:p text:style-name="P18"/>
          </table:table-cell>
          <table:table-cell table:style-name="Table5.B6" office:value-type="string">
            <text:p text:style-name="P19"/>
          </table:table-cell>
          <table:table-cell table:style-name="Table5.C6" office:value-type="string">
            <text:p text:style-name="P18"/>
          </table:table-cell>
          <table:table-cell table:style-name="Table5.D6" office:value-type="string">
            <text:p text:style-name="P16"/>
          </table:table-cell>
        </table:table-row>
        <table:table-row table:style-name="Table5.1">
          <table:table-cell table:style-name="Table5.A6" office:value-type="string">
            <text:p text:style-name="P18"/>
          </table:table-cell>
          <table:table-cell table:style-name="Table5.B6" office:value-type="string">
            <text:p text:style-name="P19"/>
          </table:table-cell>
          <table:table-cell table:style-name="Table5.C6" office:value-type="string">
            <text:p text:style-name="P18"/>
          </table:table-cell>
          <table:table-cell table:style-name="Table5.D6" office:value-type="string">
            <text:p text:style-name="P4"/>
          </table:table-cell>
        </table:table-row>
        <table:table-row table:style-name="Table5.1">
          <table:table-cell table:style-name="Table5.A6" office:value-type="string">
            <text:p text:style-name="P18"/>
          </table:table-cell>
          <table:table-cell table:style-name="Table5.B6" office:value-type="string">
            <text:p text:style-name="P19"/>
          </table:table-cell>
          <table:table-cell table:style-name="Table5.C6" office:value-type="string">
            <text:p text:style-name="P18"/>
          </table:table-cell>
          <table:table-cell table:style-name="Table5.D6" office:value-type="string">
            <text:p text:style-name="P16"/>
          </table:table-cell>
        </table:table-row>
        <table:table-row table:style-name="Table5.1">
          <table:table-cell table:style-name="Table5.A6" office:value-type="string">
            <text:p text:style-name="P18"/>
          </table:table-cell>
          <table:table-cell table:style-name="Table5.B6" office:value-type="string">
            <text:p text:style-name="P19"/>
          </table:table-cell>
          <table:table-cell table:style-name="Table5.C6" office:value-type="string">
            <text:p text:style-name="P18"/>
          </table:table-cell>
          <table:table-cell table:style-name="Table5.D6" office:value-type="string">
            <text:p text:style-name="P16"/>
          </table:table-cell>
        </table:table-row>
        <table:table-row table:style-name="Table5.1">
          <table:table-cell table:style-name="Table5.A6" office:value-type="string">
            <text:p text:style-name="P18"/>
          </table:table-cell>
          <table:table-cell table:style-name="Table5.B6" office:value-type="string">
            <text:p text:style-name="P19"/>
          </table:table-cell>
          <table:table-cell table:style-name="Table5.C6" office:value-type="string">
            <text:p text:style-name="P18"/>
          </table:table-cell>
          <table:table-cell table:style-name="Table5.D6" office:value-type="string">
            <text:p text:style-name="P16"/>
          </table:table-cell>
        </table:table-row>
      </table:table>
      <text:p text:style-name="Text_20_body"/>
      <text:p text:style-name="Comment">[Здесь описываются результаты проверки документа. Для каждой проверки указывается число, версия документа, описание результатов проверки и имя человека, который делал проверку.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Helvetica" svg:font-family="Helvetica" style:font-family-generic="swiss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/>
    <style:font-face style:name="Times New Roman" svg:font-family="'Times New Roman'" style:font-family-generic="roman" style:font-pitch="variable"/>
    <style:font-face style:name="Times New Roman1" svg:font-family="'Times New Roman'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8.5pt" draw:shadow-offset-y="8.5pt" draw:start-line-spacing-horizontal="8.02pt" draw:start-line-spacing-vertical="8.02pt" draw:end-line-spacing-horizontal="8.02pt" draw:end-line-spacing-vertical="8.02pt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font-name-asian="Times New Roman" style:font-size-asian="12pt" style:language-asian="ru" style:country-asian="RU" style:font-name-complex="Times New Roman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36pt" style:writing-mode="page"/>
      <style:text-properties style:use-window-font-color="true" loext:opacity="0%" style:font-name="Times New Roman" fo:font-size="12pt" fo:language="ru" fo:country="RU" style:font-name-asian="Times New Roman" style:font-size-asian="12pt" style:language-asian="ru" style:country-asian="RU" style:font-name-complex="Times New Roman" style:font-size-complex="12pt" style:language-complex="ru" style:country-complex="RU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pt" fo:margin-right="0pt" style:line-height-at-least="11.99pt" fo:text-align="start" style:justify-single-word="false" fo:text-indent="0pt" style:auto-text-indent="false" style:text-autospace="ideograph-alpha" style:vertical-align="auto"/>
      <style:text-properties fo:font-size="10pt" fo:language="ru" fo:country="RU" style:font-size-asian="10pt" style:language-asian="en" style:country-asian="US" style:font-size-complex="10pt"/>
    </style:style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28.35pt" fo:margin-right="0pt" fo:margin-top="0pt" fo:margin-bottom="6.01pt" style:contextual-spacing="false" fo:text-align="justify" style:justify-single-word="false" fo:keep-together="always" fo:text-indent="0pt" style:auto-text-indent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Text_20_body" style:default-outline-level="1" style:list-style-name="">
      <style:paragraph-properties fo:margin-top="6.01pt" fo:margin-bottom="3pt" style:contextual-spacing="false" fo:keep-with-next="always">
        <style:tab-stops>
          <style:tab-stop style:position="0pt"/>
        </style:tab-stops>
      </style:paragraph-properties>
      <style:text-properties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">
      <style:text-properties fo:font-size="12pt" style:font-size-asian="12pt" style:font-size-complex="12pt"/>
    </style:style>
    <style:style style:name="heading_20_3" style:display-name="heading 3" style:family="paragraph" style:parent-style-name="heading_20_2" style:next-style-name="Text_20_body" style:default-outline-level="3" style:list-style-name="">
      <style:text-properties fo:font-size="10pt" style:font-size-asian="10pt" style:font-size-complex="10pt"/>
    </style:style>
    <style:style style:name="heading_20_4" style:display-name="heading 4" style:family="paragraph" style:parent-style-name="heading_20_3" style:next-style-name="Text_20_body" style:default-outline-level="4" style:list-style-name="">
      <style:paragraph-properties>
        <style:tab-stops>
          <style:tab-stop style:position="0pt"/>
          <style:tab-stop style:position="42.55pt"/>
        </style:tab-stops>
      </style:paragraph-properties>
      <style:text-properties fo:font-weight="normal" style:font-weight-asian="normal" style:font-weight-complex="normal"/>
    </style:style>
    <style:style style:name="heading_20_5" style:display-name="heading 5" style:family="paragraph" style:parent-style-name="heading_20_4" style:next-style-name="Text_20_body" style:default-outline-level="5" style:list-style-name="">
      <style:paragraph-properties fo:margin-top="11.99pt" fo:margin-bottom="3pt" style:contextual-spacing="false"/>
      <style:text-properties fo:font-size="11pt" style:font-size-asian="11pt" style:font-size-complex="11pt"/>
    </style:style>
    <style:style style:name="heading_20_6" style:display-name="heading 6" style:family="paragraph" style:parent-style-name="heading_20_5" style:next-style-name="Text_20_body" style:default-outline-level="6" style:list-style-name="">
      <style:text-properties fo:font-style="italic" style:font-style-asian="italic" style:font-style-complex="italic"/>
    </style:style>
    <style:style style:name="heading_20_7" style:display-name="heading 7" style:family="paragraph" style:parent-style-name="heading_20_6" style:next-style-name="Text_20_body" style:default-outline-level="7" style:list-style-name=""/>
    <style:style style:name="heading_20_8" style:display-name="heading 8" style:family="paragraph" style:parent-style-name="heading_20_7" style:next-style-name="Text_20_body" style:default-outline-level="8" style:list-style-name="">
      <style:text-properties fo:font-style="normal" style:font-style-asian="normal" style:font-style-complex="normal"/>
    </style:style>
    <style:style style:name="heading_20_9" style:display-name="heading 9" style:family="paragraph" style:parent-style-name="heading_20_8" style:next-style-name="Text_20_body" style:default-outline-level="9" style:list-style-name="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itle" style:family="paragraph" style:parent-style-name="Standard" style:next-style-name="heading_20_1" style:class="chapter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oc_20_1" style:display-name="toc 1" style:family="paragraph" style:parent-style-name="Standard" style:next-style-name="Standard">
      <style:paragraph-properties fo:margin-left="0pt" fo:margin-right="36pt" fo:margin-top="11.99pt" fo:margin-bottom="3pt" style:contextual-spacing="false" fo:text-indent="0pt" style:auto-text-indent="false">
        <style:tab-stops>
          <style:tab-stop style:position="481.95pt" style:type="right"/>
        </style:tab-stops>
      </style:paragraph-properties>
      <style:text-properties fo:language="en" fo:country="US"/>
    </style:style>
    <style:style style:name="toc_20_2" style:display-name="toc 2" style:family="paragraph" style:parent-style-name="Standard" style:next-style-name="Standard">
      <style:paragraph-properties fo:margin-left="21.6pt" fo:margin-right="36pt" fo:text-indent="0pt" style:auto-text-indent="false">
        <style:tab-stops>
          <style:tab-stop style:position="460.35pt" style:type="right"/>
        </style:tab-stops>
      </style:paragraph-properties>
      <style:text-properties fo:language="en" fo:country="US"/>
    </style:style>
    <style:style style:name="toc_20_3" style:display-name="toc 3" style:family="paragraph" style:parent-style-name="Standard" style:next-style-name="Standard">
      <style:paragraph-properties fo:margin-left="43.2pt" fo:margin-right="0pt" fo:text-indent="0pt" style:auto-text-indent="false">
        <style:tab-stops>
          <style:tab-stop style:position="28.8pt"/>
          <style:tab-stop style:position="438.75pt" style:type="right"/>
        </style:tab-stops>
      </style:paragraph-properties>
      <style:text-properties fo:language="en" fo:country="US"/>
    </style:style>
    <style:style style:name="header" style:family="paragraph" style:parent-style-name="Standard">
      <style:paragraph-properties fo:keep-together="always">
        <style:tab-stops>
          <style:tab-stop style:position="216pt" style:type="center"/>
          <style:tab-stop style:position="432pt" style:type="right"/>
        </style:tab-stops>
      </style:paragraph-properties>
      <style:text-properties fo:font-style="italic" style:font-style-asian="italic" style:font-style-complex="italic"/>
    </style:style>
    <style:style style:name="footer" style:family="paragraph" style:parent-style-name="Standard">
      <style:paragraph-properties>
        <style:tab-stops>
          <style:tab-stop style:position="216pt" style:type="center"/>
          <style:tab-stop style:position="432pt" style:type="right"/>
        </style:tab-stops>
      </style:paragraph-properties>
    </style:style>
    <style:style style:name="Table_20_Title" style:display-name="Table Title" style:family="paragraph" style:parent-style-name="Table_20_Text">
      <style:paragraph-properties fo:text-align="center" style:justify-single-word="false"/>
      <style:text-properties fo:font-weight="bold" style:font-weight-asian="bold" style:font-weight-complex="bold"/>
    </style:style>
    <style:style style:name="Table_20_Text" style:display-name="Table Text" style:family="paragraph" style:parent-style-name="Text_20_body">
      <style:paragraph-properties fo:margin-left="0pt" fo:margin-right="0pt" fo:margin-top="0pt" fo:margin-bottom="0pt" style:contextual-spacing="false" fo:text-indent="0pt" style:auto-text-indent="false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asian="Tahoma" style:font-family-asian="Tahoma" style:font-family-generic-asian="swiss" style:font-pitch-asian="variable" style:font-name-complex="Tahoma" style:font-family-complex="Tahoma" style:font-family-generic-complex="swiss" style:font-pitch-complex="variable"/>
    </style:style>
    <style:style style:name="footnote_20_text" style:display-name="footnote text" style:family="paragraph" style:parent-style-name="Standard">
      <style:paragraph-properties fo:margin-left="18pt" fo:margin-right="0pt" fo:margin-top="2.01pt" fo:margin-bottom="2.01pt" style:contextual-spacing="false" fo:keep-together="always" fo:text-indent="-18pt" style:auto-text-indent="false" fo:padding="0pt" fo:border-left="none" fo:border-right="none" fo:border-top="none" fo:border-bottom="0.06pt solid #000000" fo:keep-with-next="always">
        <style:tab-stops/>
      </style:paragraph-properties>
      <style:text-properties style:font-name="Helvetica" fo:font-family="Helvetica" style:font-family-generic="swiss" style:font-pitch="variable" fo:font-size="8pt" style:font-name-asian="Helvetica" style:font-family-asian="Helvetica" style:font-family-generic-asian="swiss" style:font-pitch-asian="variable" style:font-size-asian="8pt" style:font-name-complex="Helvetica" style:font-family-complex="Helvetica" style:font-family-generic-complex="swiss" style:font-pitch-complex="variable" style:font-size-complex="8pt"/>
    </style:style>
    <style:style style:name="Document_20_Title" style:display-name="Document Title" style:family="paragraph" style:parent-style-name="Title">
      <style:paragraph-properties fo:margin-left="70.89pt" fo:margin-right="0pt" fo:text-align="end" style:justify-single-word="false" fo:text-indent="0pt" style:auto-text-indent="false"/>
      <style:text-properties fo:font-size="22pt" style:font-size-asian="22pt" style:font-size-complex="22pt"/>
    </style:style>
    <style:style style:name="toc_20_4" style:display-name="toc 4" style:family="paragraph" style:parent-style-name="Standard" style:next-style-name="Standard">
      <style:paragraph-properties fo:margin-left="64.66pt" fo:margin-right="0pt" fo:text-indent="0pt" style:auto-text-indent="false">
        <style:tab-stops>
          <style:tab-stop style:position="43.09pt"/>
          <style:tab-stop style:position="417.29pt" style:type="right"/>
        </style:tab-stops>
      </style:paragraph-properties>
      <style:text-properties fo:language="en" fo:country="US"/>
    </style:style>
    <style:style style:name="toc_20_5" style:display-name="toc 5" style:family="paragraph" style:parent-style-name="Standard" style:next-style-name="Standard">
      <style:paragraph-properties fo:margin-left="86.2pt" fo:margin-right="0pt" fo:text-indent="0pt" style:auto-text-indent="false">
        <style:tab-stops>
          <style:tab-stop style:position="395.74pt" style:type="right"/>
        </style:tab-stops>
      </style:paragraph-properties>
      <style:text-properties fo:language="en" fo:country="US"/>
    </style:style>
    <style:style style:name="Comment" style:family="paragraph" style:parent-style-name="Text_20_body" style:next-style-name="Text_20_body">
      <style:paragraph-properties fo:margin-left="14.2pt" fo:margin-right="0pt" fo:text-indent="0pt" style:auto-text-indent="false"/>
      <style:text-properties fo:color="#0000ff" loext:opacity="100%" fo:font-style="italic" style:font-style-asian="italic" style:font-style-complex="italic"/>
    </style:style>
    <style:style style:name="toc_20_7" style:display-name="toc 7" style:family="paragraph" style:parent-style-name="Standard" style:next-style-name="Standard">
      <style:paragraph-properties fo:margin-left="129.29pt" fo:margin-right="0pt" fo:text-indent="0pt" style:auto-text-indent="false">
        <style:tab-stops>
          <style:tab-stop style:position="352.66pt" style:type="right"/>
        </style:tab-stops>
      </style:paragraph-properties>
      <style:text-properties fo:language="en" fo:country="US"/>
    </style:style>
    <style:style style:name="toc_20_8" style:display-name="toc 8" style:family="paragraph" style:parent-style-name="Standard" style:next-style-name="Standard">
      <style:paragraph-properties fo:margin-left="150.8pt" fo:margin-right="0pt" fo:text-indent="0pt" style:auto-text-indent="false">
        <style:tab-stops>
          <style:tab-stop style:position="331.14pt" style:type="right"/>
        </style:tab-stops>
      </style:paragraph-properties>
      <style:text-properties fo:language="en" fo:country="US"/>
    </style:style>
    <style:style style:name="Body_20_Reference" style:display-name="Body Reference" style:family="paragraph" style:parent-style-name="Text_20_body">
      <style:text-properties fo:font-style="italic" style:font-style-asian="italic" style:font-style-complex="italic"/>
    </style:style>
    <style:style style:name="toc_20_9" style:display-name="toc 9" style:family="paragraph" style:parent-style-name="Standard" style:next-style-name="Standard">
      <style:paragraph-properties fo:margin-left="172.35pt" fo:margin-right="0pt" fo:text-indent="0pt" style:auto-text-indent="false">
        <style:tab-stops>
          <style:tab-stop style:position="309.6pt" style:type="right"/>
        </style:tab-stops>
      </style:paragraph-properties>
      <style:text-properties fo:language="en" fo:country="US"/>
    </style:style>
    <style:style style:name="Example" style:family="paragraph" style:parent-style-name="Text_20_body">
      <style:paragraph-properties fo:margin-left="92.69pt" fo:margin-right="0pt" fo:text-indent="-18pt" style:auto-text-indent="false">
        <style:tab-stops>
          <style:tab-stop style:position="0pt"/>
        </style:tab-stops>
      </style:paragraph-properties>
      <style:text-properties fo:color="#008000" loext:opacity="100%"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Document_20_Field" style:display-name="Document Field" style:family="paragraph" style:parent-style-name="Text_20_body">
      <style:text-properties fo:font-style="italic" style:font-style-asian="italic" style:font-style-complex="italic"/>
    </style:style>
    <style:style style:name="toc_20_6" style:display-name="toc 6" style:family="paragraph" style:parent-style-name="Standard" style:next-style-name="Standard">
      <style:paragraph-properties fo:margin-left="107.74pt" fo:margin-right="0pt" fo:text-indent="0pt" style:auto-text-indent="false">
        <style:tab-stops>
          <style:tab-stop style:position="54.51pt"/>
          <style:tab-stop style:position="374.2pt" style:type="right"/>
        </style:tab-stops>
      </style:paragraph-properties>
      <style:text-properties fo:language="en" fo:country="US"/>
    </style:style>
    <style:style style:name="caption" style:family="paragraph" style:parent-style-name="Standard" style:next-style-name="Standard">
      <style:paragraph-properties fo:margin-top="6.01pt" fo:margin-bottom="6.01pt" style:contextual-spacing="false"/>
      <style:text-properties fo:font-weight="bold" style:font-weight-asian="bold" style:font-weight-complex="bold"/>
    </style:style>
    <style:style style:name="Body_20_Picture" style:display-name="Body Picture" style:family="paragraph" style:parent-style-name="Text_20_body">
      <style:paragraph-properties fo:margin-left="0pt" fo:margin-right="0pt" fo:margin-top="3pt" fo:margin-bottom="0pt" style:contextual-spacing="false" fo:text-align="center" style:justify-single-word="false" fo:text-indent="0pt" style:auto-text-indent="false" fo:keep-with-next="always"/>
    </style:style>
    <style:style style:name="toa_20_heading" style:display-name="toa heading" style:family="paragraph" style:parent-style-name="Standard" style:next-style-name="Standard">
      <style:paragraph-properties fo:margin-top="6.01pt" fo:margin-bottom="0pt" style:contextual-spacing="false"/>
      <style:text-properties style:font-name="Arial" fo:font-family="Arial" style:font-family-generic="swiss" style:font-pitch="variable" fo:font-size="12pt" fo:language="en" fo:country="US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table_20_of_20_figures" style:display-name="table of figures" style:family="paragraph" style:parent-style-name="Standard" style:next-style-name="Standard">
      <style:paragraph-properties fo:margin-left="20.01pt" fo:margin-right="0pt" fo:text-indent="-20.01pt" style:auto-text-indent="false">
        <style:tab-stops/>
      </style:paragraph-properties>
    </style:style>
    <style:style style:name="Table_20_Caption" style:display-name="Table Caption" style:family="paragraph" style:parent-style-name="Text_20_body" style:next-style-name="Text_20_body">
      <style:paragraph-properties fo:margin-top="0pt" fo:margin-bottom="0pt" style:contextual-spacing="false" fo:text-align="start" style:justify-single-word="false" fo:keep-with-next="always"/>
      <style:text-properties fo:font-weight="bold" style:font-weight-asian="bold" style:font-weight-complex="bold"/>
    </style:style>
    <style:style style:name="Picture_20_Caption" style:display-name="Picture Caption" style:family="paragraph" style:parent-style-name="Text_20_body" style:next-style-name="Text_20_body">
      <style:paragraph-properties fo:margin-left="0pt" fo:margin-right="0pt" fo:line-height="100%" fo:text-align="center" style:justify-single-word="false" fo:text-indent="0pt" style:auto-text-indent="false"/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RTF_5f_Num_20_2_20_1" style:display-name="RTF_Num 2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2" style:display-name="RTF_Num 2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3" style:display-name="RTF_Num 2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4" style:display-name="RTF_Num 2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5" style:display-name="RTF_Num 2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6" style:display-name="RTF_Num 2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7" style:display-name="RTF_Num 2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8" style:display-name="RTF_Num 2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9" style:display-name="RTF_Num 2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1" style:display-name="RTF_Num 3 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RTF_5f_Num_20_6_20_1" style:display-name="RTF_Num 6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2" style:display-name="RTF_Num 6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3" style:display-name="RTF_Num 6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6_20_4" style:display-name="RTF_Num 6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5" style:display-name="RTF_Num 6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6" style:display-name="RTF_Num 6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6_20_7" style:display-name="RTF_Num 6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8" style:display-name="RTF_Num 6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9" style:display-name="RTF_Num 6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7_20_1" style:display-name="RTF_Num 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7_20_2" style:display-name="RTF_Num 7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7_20_3" style:display-name="RTF_Num 7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7_20_4" style:display-name="RTF_Num 7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7_20_5" style:display-name="RTF_Num 7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7_20_6" style:display-name="RTF_Num 7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7_20_7" style:display-name="RTF_Num 7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7_20_8" style:display-name="RTF_Num 7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7_20_9" style:display-name="RTF_Num 7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8_20_1" style:display-name="RTF_Num 8 1" style:family="text"/>
    <style:style style:name="RTF_5f_Num_20_8_20_2" style:display-name="RTF_Num 8 2" style:family="text"/>
    <style:style style:name="RTF_5f_Num_20_8_20_3" style:display-name="RTF_Num 8 3" style:family="text"/>
    <style:style style:name="RTF_5f_Num_20_8_20_4" style:display-name="RTF_Num 8 4" style:family="text"/>
    <style:style style:name="RTF_5f_Num_20_8_20_5" style:display-name="RTF_Num 8 5" style:family="text"/>
    <style:style style:name="RTF_5f_Num_20_8_20_6" style:display-name="RTF_Num 8 6" style:family="text"/>
    <style:style style:name="RTF_5f_Num_20_8_20_7" style:display-name="RTF_Num 8 7" style:family="text"/>
    <style:style style:name="RTF_5f_Num_20_8_20_8" style:display-name="RTF_Num 8 8" style:family="text"/>
    <style:style style:name="RTF_5f_Num_20_8_20_9" style:display-name="RTF_Num 8 9" style:family="text"/>
    <style:style style:name="RTF_5f_Num_20_9_20_1" style:display-name="RTF_Num 9 1" style:family="text"/>
    <style:style style:name="RTF_5f_Num_20_9_20_2" style:display-name="RTF_Num 9 2" style:family="text"/>
    <style:style style:name="RTF_5f_Num_20_9_20_3" style:display-name="RTF_Num 9 3" style:family="text"/>
    <style:style style:name="RTF_5f_Num_20_9_20_4" style:display-name="RTF_Num 9 4" style:family="text"/>
    <style:style style:name="RTF_5f_Num_20_9_20_5" style:display-name="RTF_Num 9 5" style:family="text"/>
    <style:style style:name="RTF_5f_Num_20_9_20_6" style:display-name="RTF_Num 9 6" style:family="text"/>
    <style:style style:name="RTF_5f_Num_20_9_20_7" style:display-name="RTF_Num 9 7" style:family="text"/>
    <style:style style:name="RTF_5f_Num_20_9_20_8" style:display-name="RTF_Num 9 8" style:family="text"/>
    <style:style style:name="RTF_5f_Num_20_9_20_9" style:display-name="RTF_Num 9 9" style:family="text"/>
    <style:style style:name="RTF_5f_Num_20_10_20_1" style:display-name="RTF_Num 10 1" style:family="text"/>
    <style:style style:name="RTF_5f_Num_20_10_20_2" style:display-name="RTF_Num 10 2" style:family="text"/>
    <style:style style:name="RTF_5f_Num_20_10_20_3" style:display-name="RTF_Num 10 3" style:family="text"/>
    <style:style style:name="RTF_5f_Num_20_10_20_4" style:display-name="RTF_Num 10 4" style:family="text"/>
    <style:style style:name="RTF_5f_Num_20_10_20_5" style:display-name="RTF_Num 10 5" style:family="text"/>
    <style:style style:name="RTF_5f_Num_20_10_20_6" style:display-name="RTF_Num 10 6" style:family="text"/>
    <style:style style:name="RTF_5f_Num_20_10_20_7" style:display-name="RTF_Num 10 7" style:family="text"/>
    <style:style style:name="RTF_5f_Num_20_10_20_8" style:display-name="RTF_Num 10 8" style:family="text"/>
    <style:style style:name="RTF_5f_Num_20_10_20_9" style:display-name="RTF_Num 10 9" style:family="text"/>
    <style:style style:name="RTF_5f_Num_20_11_20_1" style:display-name="RTF_Num 11 1" style:family="text"/>
    <style:style style:name="RTF_5f_Num_20_11_20_2" style:display-name="RTF_Num 11 2" style:family="text"/>
    <style:style style:name="RTF_5f_Num_20_11_20_3" style:display-name="RTF_Num 11 3" style:family="text"/>
    <style:style style:name="RTF_5f_Num_20_11_20_4" style:display-name="RTF_Num 11 4" style:family="text"/>
    <style:style style:name="RTF_5f_Num_20_11_20_5" style:display-name="RTF_Num 11 5" style:family="text"/>
    <style:style style:name="RTF_5f_Num_20_11_20_6" style:display-name="RTF_Num 11 6" style:family="text"/>
    <style:style style:name="RTF_5f_Num_20_11_20_7" style:display-name="RTF_Num 11 7" style:family="text"/>
    <style:style style:name="RTF_5f_Num_20_11_20_8" style:display-name="RTF_Num 11 8" style:family="text"/>
    <style:style style:name="RTF_5f_Num_20_11_20_9" style:display-name="RTF_Num 11 9" style:family="text"/>
    <style:style style:name="RTF_5f_Num_20_12_20_1" style:display-name="RTF_Num 12 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TF_5f_Num_20_12_20_2" style:display-name="RTF_Num 12 2" style:family="text"/>
    <style:style style:name="RTF_5f_Num_20_12_20_3" style:display-name="RTF_Num 12 3" style:family="text"/>
    <style:style style:name="RTF_5f_Num_20_12_20_4" style:display-name="RTF_Num 12 4" style:family="text"/>
    <style:style style:name="RTF_5f_Num_20_12_20_5" style:display-name="RTF_Num 12 5" style:family="text"/>
    <style:style style:name="RTF_5f_Num_20_12_20_6" style:display-name="RTF_Num 12 6" style:family="text"/>
    <style:style style:name="RTF_5f_Num_20_12_20_7" style:display-name="RTF_Num 12 7" style:family="text"/>
    <style:style style:name="RTF_5f_Num_20_12_20_8" style:display-name="RTF_Num 12 8" style:family="text"/>
    <style:style style:name="RTF_5f_Num_20_12_20_9" style:display-name="RTF_Num 12 9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fo:language="ru" fo:country="RU" style:language-asian="none" style:country-asian="none"/>
    </style:style>
    <style:style style:name="footnote_20_reference" style:display-name="footnote reference" style:family="text" style:parent-style-name="Default_20_Paragraph_20_Font">
      <style:text-properties style:text-position="30% 58%" fo:font-size="10pt" fo:language="ru" fo:country="RU" style:font-size-asian="10pt" style:language-asian="none" style:country-asian="none" style:font-size-complex="10pt"/>
    </style:style>
    <style:style style:name="Document_20_Field_20_Char" style:display-name="Document Field Char" style:family="text" style:parent-style-name="Default_20_Paragraph_20_Font">
      <style:text-properties fo:language="ru" fo:country="RU" fo:font-style="italic" style:language-asian="en" style:country-asian="US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fo:language="ru" fo:country="RU" style:text-underline-style="solid" style:text-underline-width="auto" style:text-underline-color="font-color" style:language-asian="none" style:country-asian="none"/>
    </style:style>
    <style:style style:name="FollowedHyperlink" style:family="text" style:parent-style-name="Default_20_Paragraph_20_Font">
      <style:text-properties fo:color="#800080" loext:opacity="100%" fo:language="ru" fo:country="RU" style:text-underline-style="solid" style:text-underline-width="auto" style:text-underline-color="font-color" style:language-asian="none" style:country-asian="none"/>
    </style:style>
    <style:style style:name="Body_20_Reference_20_Char" style:display-name="Body Reference Char" style:family="text" style:parent-style-name="Default_20_Paragraph_20_Font">
      <style:text-properties fo:language="ru" fo:country="RU" fo:font-style="italic" style:language-asian="en" style:country-asian="US" style:font-style-asian="italic" style:font-style-complex="italic"/>
    </style:style>
    <style:style style:name="Char_20_Char" style:display-name="Char Char" style:family="text" style:parent-style-name="Default_20_Paragraph_20_Font">
      <style:text-properties fo:language="ru" fo:country="RU" style:language-asian="en" style:country-asian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pt" svg:y="0pt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pt" svg:y="0pt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pt" svg:y="0pt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list-style style:name="RTF_5f_Num_20_2" style:display-name="RTF_Num 2">
      <text:list-level-style-bullet text:level="1" text:style-name="RTF_5f_Num_20_2_20_1" loext:num-list-format="%1%" text:bullet-char="">
        <style:list-level-properties text:space-before="32.2pt" text:min-label-width="18pt"/>
        <style:text-properties style:font-name="Symbol"/>
      </text:list-level-style-bullet>
      <text:list-level-style-bullet text:level="2" text:style-name="RTF_5f_Num_20_2_20_2" loext:num-list-format="%2%" text:bullet-char="o">
        <style:list-level-properties text:space-before="68.2pt" text:min-label-width="18pt"/>
        <style:text-properties style:font-name="Courier New"/>
      </text:list-level-style-bullet>
      <text:list-level-style-bullet text:level="3" text:style-name="RTF_5f_Num_20_2_20_3" loext:num-list-format="%3%" text:bullet-char="">
        <style:list-level-properties text:space-before="104.2pt" text:min-label-width="18pt"/>
        <style:text-properties style:font-name="Wingdings"/>
      </text:list-level-style-bullet>
      <text:list-level-style-bullet text:level="4" text:style-name="RTF_5f_Num_20_2_20_4" loext:num-list-format="%4%" text:bullet-char="">
        <style:list-level-properties text:space-before="140.2pt" text:min-label-width="18pt"/>
        <style:text-properties style:font-name="Symbol"/>
      </text:list-level-style-bullet>
      <text:list-level-style-bullet text:level="5" text:style-name="RTF_5f_Num_20_2_20_5" loext:num-list-format="%5%" text:bullet-char="o">
        <style:list-level-properties text:space-before="176.2pt" text:min-label-width="18pt"/>
        <style:text-properties style:font-name="Courier New"/>
      </text:list-level-style-bullet>
      <text:list-level-style-bullet text:level="6" text:style-name="RTF_5f_Num_20_2_20_6" loext:num-list-format="%6%" text:bullet-char="">
        <style:list-level-properties text:space-before="212.2pt" text:min-label-width="18pt"/>
        <style:text-properties style:font-name="Wingdings"/>
      </text:list-level-style-bullet>
      <text:list-level-style-bullet text:level="7" text:style-name="RTF_5f_Num_20_2_20_7" loext:num-list-format="%7%" text:bullet-char="">
        <style:list-level-properties text:space-before="248.2pt" text:min-label-width="18pt"/>
        <style:text-properties style:font-name="Symbol"/>
      </text:list-level-style-bullet>
      <text:list-level-style-bullet text:level="8" text:style-name="RTF_5f_Num_20_2_20_8" loext:num-list-format="%8%" text:bullet-char="o">
        <style:list-level-properties text:space-before="284.2pt" text:min-label-width="18pt"/>
        <style:text-properties style:font-name="Courier New"/>
      </text:list-level-style-bullet>
      <text:list-level-style-bullet text:level="9" text:style-name="RTF_5f_Num_20_2_20_9" loext:num-list-format="%9%" text:bullet-char="">
        <style:list-level-properties text:space-before="320.2pt" text:min-label-width="18pt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180pt" text:min-label-width="18pt"/>
      </text:list-level-style-number>
    </text:list-style>
    <text:list-style style:name="RTF_5f_Num_20_3" style:display-name="RTF_Num 3">
      <text:list-level-style-bullet text:level="1" text:style-name="RTF_5f_Num_20_3_20_1" loext:num-list-format="%1%" text:bullet-char="-">
        <style:list-level-properties text:space-before="36.74pt" text:min-label-width="18pt"/>
        <style:text-properties style:font-name="Times New Roman"/>
      </text:list-level-style-bullet>
      <text:list-level-style-number text:level="2" text:style-name="RTF_5f_Num_20_3_20_2" loext:num-list-format="%2%." style:num-suffix="." style:num-format="a" style:num-letter-sync="true">
        <style:list-level-properties text:space-before="72.74pt" text:min-label-width="18pt"/>
      </text:list-level-style-number>
      <text:list-level-style-number text:level="3" text:style-name="RTF_5f_Num_20_3_20_3" loext:num-list-format="%3%." style:num-suffix="." style:num-format="i">
        <style:list-level-properties text:space-before="117.72pt" text:min-label-width="9.01pt" fo:text-align="end"/>
      </text:list-level-style-number>
      <text:list-level-style-number text:level="4" text:style-name="RTF_5f_Num_20_3_20_4" loext:num-list-format="%4%." style:num-suffix="." style:num-format="1">
        <style:list-level-properties text:space-before="144.74pt" text:min-label-width="18pt"/>
      </text:list-level-style-number>
      <text:list-level-style-number text:level="5" text:style-name="RTF_5f_Num_20_3_20_5" loext:num-list-format="%5%." style:num-suffix="." style:num-format="a" style:num-letter-sync="true">
        <style:list-level-properties text:space-before="180.74pt" text:min-label-width="18pt"/>
      </text:list-level-style-number>
      <text:list-level-style-number text:level="6" text:style-name="RTF_5f_Num_20_3_20_6" loext:num-list-format="%6%." style:num-suffix="." style:num-format="i">
        <style:list-level-properties text:space-before="225.72pt" text:min-label-width="9.01pt" fo:text-align="end"/>
      </text:list-level-style-number>
      <text:list-level-style-number text:level="7" text:style-name="RTF_5f_Num_20_3_20_7" loext:num-list-format="%7%." style:num-suffix="." style:num-format="1">
        <style:list-level-properties text:space-before="252.74pt" text:min-label-width="18pt"/>
      </text:list-level-style-number>
      <text:list-level-style-number text:level="8" text:style-name="RTF_5f_Num_20_3_20_8" loext:num-list-format="%8%." style:num-suffix="." style:num-format="a" style:num-letter-sync="true">
        <style:list-level-properties text:space-before="288.74pt" text:min-label-width="18pt"/>
      </text:list-level-style-number>
      <text:list-level-style-number text:level="9" text:style-name="RTF_5f_Num_20_3_20_9" loext:num-list-format="%9%." style:num-suffix="." style:num-format="i">
        <style:list-level-properties text:space-before="333.72pt" text:min-label-width="9.01pt" fo:text-align="end"/>
      </text:list-level-style-number>
      <text:list-level-style-number text:level="10" loext:num-list-format="%10%." style:num-suffix="." style:num-format="1">
        <style:list-level-properties text:space-before="180pt" text:min-label-width="18pt"/>
      </text:list-level-style-number>
    </text:list-style>
    <text:list-style style:name="RTF_5f_Num_20_4" style:display-name="RTF_Num 4">
      <text:list-level-style-number text:level="1" text:style-name="RTF_5f_Num_20_4_20_1" loext:num-list-format="%1%]" style:num-suffix="]" style:num-format="1">
        <style:list-level-properties text:space-before="50.2pt" text:min-label-width="17.86pt"/>
      </text:list-level-style-number>
      <text:list-level-style-number text:level="2" loext:num-list-format="%1%.%2%" style:num-format="1" text:display-levels="2">
        <style:list-level-properties/>
      </text:list-level-style-number>
      <text:list-level-style-number text:level="3" loext:num-list-format="%1%.%2%.%3%" style:num-format="1" text:display-levels="3">
        <style:list-level-properties/>
      </text:list-level-style-number>
      <text:list-level-style-number text:level="4" text:style-name="RTF_5f_Num_20_4_20_4" loext:num-list-format="%2%.%3%.%4%" style:num-format="1" text:display-levels="3">
        <style:list-level-properties text:min-label-width="28.35pt"/>
      </text:list-level-style-number>
      <text:list-level-style-number text:level="5" text:style-name="RTF_5f_Num_20_4_20_5" loext:num-list-format="%1%.%2%.%3%.%4%.%5%." style:num-suffix="." style:num-format="1" text:display-levels="5">
        <style:list-level-properties text:space-before="108pt" text:min-label-width="39.6pt"/>
      </text:list-level-style-number>
      <text:list-level-style-number text:level="6" text:style-name="RTF_5f_Num_20_4_20_6" loext:num-list-format="%1%.%2%.%3%.%4%.%5%.%6%." style:num-suffix="." style:num-format="1" text:display-levels="6">
        <style:list-level-properties text:space-before="126pt" text:min-label-width="46.8pt"/>
      </text:list-level-style-number>
      <text:list-level-style-number text:level="7" text:style-name="RTF_5f_Num_20_4_20_7" loext:num-list-format="%1%.%2%.%3%.%4%.%5%.%6%.%7%." style:num-suffix="." style:num-format="1" text:display-levels="7">
        <style:list-level-properties text:space-before="144pt" text:min-label-width="54pt"/>
      </text:list-level-style-number>
      <text:list-level-style-number text:level="8" text:style-name="RTF_5f_Num_20_4_20_8" loext:num-list-format="%1%.%2%.%3%.%4%.%5%.%6%.%7%.%8%." style:num-suffix="." style:num-format="1" text:display-levels="8">
        <style:list-level-properties text:space-before="162pt" text:min-label-width="61.2pt"/>
      </text:list-level-style-number>
      <text:list-level-style-number text:level="9" text:style-name="RTF_5f_Num_20_4_20_9" loext:num-list-format="%1%.%2%.%3%.%4%.%5%.%6%.%7%.%8%.%9%." style:num-suffix="." style:num-format="1" text:display-levels="9">
        <style:list-level-properties text:space-before="180pt" text:min-label-width="72pt"/>
      </text:list-level-style-number>
      <text:list-level-style-number text:level="10" loext:num-list-format="%10%." style:num-suffix="." style:num-format="1">
        <style:list-level-properties text:space-before="180pt" text:min-label-width="18pt"/>
      </text:list-level-style-number>
    </text:list-style>
    <text:list-style style:name="RTF_5f_Num_20_5" style:display-name="RTF_Num 5">
      <text:list-level-style-number text:level="1" text:style-name="RTF_5f_Num_20_5_20_1" loext:num-list-format="%1%)" style:num-suffix=")" style:num-format="a" style:num-letter-sync="true">
        <style:list-level-properties text:space-before="50.2pt" text:min-label-width="17.86pt"/>
      </text:list-level-style-number>
      <text:list-level-style-number text:level="2" text:style-name="RTF_5f_Num_20_5_20_2" loext:num-list-format="%2%." style:num-suffix="." style:num-format="a" style:num-letter-sync="true">
        <style:list-level-properties text:space-before="82.35pt" text:min-label-width="18pt"/>
      </text:list-level-style-number>
      <text:list-level-style-number text:level="3" text:style-name="RTF_5f_Num_20_5_20_3" loext:num-list-format="%3%." style:num-suffix="." style:num-format="i">
        <style:list-level-properties text:space-before="127.33pt" text:min-label-width="9.01pt" fo:text-align="end"/>
      </text:list-level-style-number>
      <text:list-level-style-number text:level="4" text:style-name="RTF_5f_Num_20_5_20_4" loext:num-list-format="%4%." style:num-suffix="." style:num-format="1">
        <style:list-level-properties text:space-before="154.35pt" text:min-label-width="18pt"/>
      </text:list-level-style-number>
      <text:list-level-style-number text:level="5" text:style-name="RTF_5f_Num_20_5_20_5" loext:num-list-format="%5%." style:num-suffix="." style:num-format="a" style:num-letter-sync="true">
        <style:list-level-properties text:space-before="190.35pt" text:min-label-width="18pt"/>
      </text:list-level-style-number>
      <text:list-level-style-number text:level="6" text:style-name="RTF_5f_Num_20_5_20_6" loext:num-list-format="%6%." style:num-suffix="." style:num-format="i">
        <style:list-level-properties text:space-before="235.33pt" text:min-label-width="9.01pt" fo:text-align="end"/>
      </text:list-level-style-number>
      <text:list-level-style-number text:level="7" text:style-name="RTF_5f_Num_20_5_20_7" loext:num-list-format="%7%." style:num-suffix="." style:num-format="1">
        <style:list-level-properties text:space-before="262.35pt" text:min-label-width="18pt"/>
      </text:list-level-style-number>
      <text:list-level-style-number text:level="8" text:style-name="RTF_5f_Num_20_5_20_8" loext:num-list-format="%8%." style:num-suffix="." style:num-format="a" style:num-letter-sync="true">
        <style:list-level-properties text:space-before="298.35pt" text:min-label-width="18pt"/>
      </text:list-level-style-number>
      <text:list-level-style-number text:level="9" text:style-name="RTF_5f_Num_20_5_20_9" loext:num-list-format="%9%." style:num-suffix="." style:num-format="i">
        <style:list-level-properties text:space-before="343.33pt" text:min-label-width="9.01pt" fo:text-align="end"/>
      </text:list-level-style-number>
      <text:list-level-style-number text:level="10" loext:num-list-format="%10%." style:num-suffix="." style:num-format="1">
        <style:list-level-properties text:space-before="180pt" text:min-label-width="18pt"/>
      </text:list-level-style-number>
    </text:list-style>
    <text:list-style style:name="RTF_5f_Num_20_6" style:display-name="RTF_Num 6">
      <text:list-level-style-bullet text:level="1" text:style-name="RTF_5f_Num_20_6_20_1" loext:num-list-format="%1%" text:bullet-char="">
        <style:list-level-properties text:space-before="50.2pt" text:min-label-width="17.86pt"/>
        <style:text-properties style:font-name="Symbol"/>
      </text:list-level-style-bullet>
      <text:list-level-style-bullet text:level="2" text:style-name="RTF_5f_Num_20_6_20_2" loext:num-list-format="%2%" text:bullet-char="o">
        <style:list-level-properties text:space-before="54pt" text:min-label-width="18pt"/>
        <style:text-properties style:font-name="Courier New"/>
      </text:list-level-style-bullet>
      <text:list-level-style-bullet text:level="3" text:style-name="RTF_5f_Num_20_6_20_3" loext:num-list-format="%3%" text:bullet-char="">
        <style:list-level-properties text:space-before="90pt" text:min-label-width="18pt"/>
        <style:text-properties style:font-name="Wingdings"/>
      </text:list-level-style-bullet>
      <text:list-level-style-bullet text:level="4" text:style-name="RTF_5f_Num_20_6_20_4" loext:num-list-format="%4%" text:bullet-char="">
        <style:list-level-properties text:space-before="126pt" text:min-label-width="18pt"/>
        <style:text-properties style:font-name="Symbol"/>
      </text:list-level-style-bullet>
      <text:list-level-style-bullet text:level="5" text:style-name="RTF_5f_Num_20_6_20_5" loext:num-list-format="%5%" text:bullet-char="o">
        <style:list-level-properties text:space-before="162pt" text:min-label-width="18pt"/>
        <style:text-properties style:font-name="Courier New"/>
      </text:list-level-style-bullet>
      <text:list-level-style-bullet text:level="6" text:style-name="RTF_5f_Num_20_6_20_6" loext:num-list-format="%6%" text:bullet-char="">
        <style:list-level-properties text:space-before="198pt" text:min-label-width="18pt"/>
        <style:text-properties style:font-name="Wingdings"/>
      </text:list-level-style-bullet>
      <text:list-level-style-bullet text:level="7" text:style-name="RTF_5f_Num_20_6_20_7" loext:num-list-format="%7%" text:bullet-char="">
        <style:list-level-properties text:space-before="234pt" text:min-label-width="18pt"/>
        <style:text-properties style:font-name="Symbol"/>
      </text:list-level-style-bullet>
      <text:list-level-style-bullet text:level="8" text:style-name="RTF_5f_Num_20_6_20_8" loext:num-list-format="%8%" text:bullet-char="o">
        <style:list-level-properties text:space-before="270pt" text:min-label-width="18pt"/>
        <style:text-properties style:font-name="Courier New"/>
      </text:list-level-style-bullet>
      <text:list-level-style-bullet text:level="9" text:style-name="RTF_5f_Num_20_6_20_9" loext:num-list-format="%9%" text:bullet-char="">
        <style:list-level-properties text:space-before="306pt" text:min-label-width="18pt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180pt" text:min-label-width="18pt"/>
      </text:list-level-style-number>
    </text:list-style>
    <text:list-style style:name="RTF_5f_Num_20_7" style:display-name="RTF_Num 7">
      <text:list-level-style-bullet text:level="1" text:style-name="RTF_5f_Num_20_7_20_1" loext:num-list-format="%1%" text:bullet-char="">
        <style:list-level-properties text:space-before="50.2pt" text:min-label-width="17.86pt"/>
        <style:text-properties style:font-name="Symbol"/>
      </text:list-level-style-bullet>
      <text:list-level-style-bullet text:level="2" text:style-name="RTF_5f_Num_20_7_20_2" loext:num-list-format="%2%" text:bullet-char="o">
        <style:list-level-properties text:space-before="54pt" text:min-label-width="18pt"/>
        <style:text-properties style:font-name="Courier New"/>
      </text:list-level-style-bullet>
      <text:list-level-style-bullet text:level="3" text:style-name="RTF_5f_Num_20_7_20_3" loext:num-list-format="%3%" text:bullet-char="">
        <style:list-level-properties text:space-before="90pt" text:min-label-width="18pt"/>
        <style:text-properties style:font-name="Wingdings"/>
      </text:list-level-style-bullet>
      <text:list-level-style-bullet text:level="4" text:style-name="RTF_5f_Num_20_7_20_4" loext:num-list-format="%4%" text:bullet-char="">
        <style:list-level-properties text:space-before="126pt" text:min-label-width="18pt"/>
        <style:text-properties style:font-name="Symbol"/>
      </text:list-level-style-bullet>
      <text:list-level-style-bullet text:level="5" text:style-name="RTF_5f_Num_20_7_20_5" loext:num-list-format="%5%" text:bullet-char="o">
        <style:list-level-properties text:space-before="162pt" text:min-label-width="18pt"/>
        <style:text-properties style:font-name="Courier New"/>
      </text:list-level-style-bullet>
      <text:list-level-style-bullet text:level="6" text:style-name="RTF_5f_Num_20_7_20_6" loext:num-list-format="%6%" text:bullet-char="">
        <style:list-level-properties text:space-before="198pt" text:min-label-width="18pt"/>
        <style:text-properties style:font-name="Wingdings"/>
      </text:list-level-style-bullet>
      <text:list-level-style-bullet text:level="7" text:style-name="RTF_5f_Num_20_7_20_7" loext:num-list-format="%7%" text:bullet-char="">
        <style:list-level-properties text:space-before="234pt" text:min-label-width="18pt"/>
        <style:text-properties style:font-name="Symbol"/>
      </text:list-level-style-bullet>
      <text:list-level-style-bullet text:level="8" text:style-name="RTF_5f_Num_20_7_20_8" loext:num-list-format="%8%" text:bullet-char="o">
        <style:list-level-properties text:space-before="270pt" text:min-label-width="18pt"/>
        <style:text-properties style:font-name="Courier New"/>
      </text:list-level-style-bullet>
      <text:list-level-style-bullet text:level="9" text:style-name="RTF_5f_Num_20_7_20_9" loext:num-list-format="%9%" text:bullet-char="">
        <style:list-level-properties text:space-before="306pt" text:min-label-width="18pt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180pt" text:min-label-width="18pt"/>
      </text:list-level-style-number>
    </text:list-style>
    <text:list-style style:name="RTF_5f_Num_20_8" style:display-name="RTF_Num 8">
      <text:list-level-style-number text:level="1" text:style-name="RTF_5f_Num_20_8_20_1" loext:num-list-format="%1%]" style:num-suffix="]" style:num-format="1">
        <style:list-level-properties text:space-before="74.69pt" text:min-label-width="18pt"/>
      </text:list-level-style-number>
      <text:list-level-style-number text:level="2" text:style-name="RTF_5f_Num_20_8_20_2" loext:num-list-format="%2%." style:num-suffix="." style:num-format="a" style:num-letter-sync="true">
        <style:list-level-properties text:space-before="82.35pt" text:min-label-width="18pt"/>
      </text:list-level-style-number>
      <text:list-level-style-number text:level="3" text:style-name="RTF_5f_Num_20_8_20_3" loext:num-list-format="%3%." style:num-suffix="." style:num-format="i">
        <style:list-level-properties text:space-before="127.33pt" text:min-label-width="9.01pt" fo:text-align="end"/>
      </text:list-level-style-number>
      <text:list-level-style-number text:level="4" text:style-name="RTF_5f_Num_20_8_20_4" loext:num-list-format="%4%." style:num-suffix="." style:num-format="1">
        <style:list-level-properties text:space-before="154.35pt" text:min-label-width="18pt"/>
      </text:list-level-style-number>
      <text:list-level-style-number text:level="5" text:style-name="RTF_5f_Num_20_8_20_5" loext:num-list-format="%5%." style:num-suffix="." style:num-format="a" style:num-letter-sync="true">
        <style:list-level-properties text:space-before="190.35pt" text:min-label-width="18pt"/>
      </text:list-level-style-number>
      <text:list-level-style-number text:level="6" text:style-name="RTF_5f_Num_20_8_20_6" loext:num-list-format="%6%." style:num-suffix="." style:num-format="i">
        <style:list-level-properties text:space-before="235.33pt" text:min-label-width="9.01pt" fo:text-align="end"/>
      </text:list-level-style-number>
      <text:list-level-style-number text:level="7" text:style-name="RTF_5f_Num_20_8_20_7" loext:num-list-format="%7%." style:num-suffix="." style:num-format="1">
        <style:list-level-properties text:space-before="262.35pt" text:min-label-width="18pt"/>
      </text:list-level-style-number>
      <text:list-level-style-number text:level="8" text:style-name="RTF_5f_Num_20_8_20_8" loext:num-list-format="%8%." style:num-suffix="." style:num-format="a" style:num-letter-sync="true">
        <style:list-level-properties text:space-before="298.35pt" text:min-label-width="18pt"/>
      </text:list-level-style-number>
      <text:list-level-style-number text:level="9" text:style-name="RTF_5f_Num_20_8_20_9" loext:num-list-format="%9%." style:num-suffix="." style:num-format="i">
        <style:list-level-properties text:space-before="343.33pt" text:min-label-width="9.01pt" fo:text-align="end"/>
      </text:list-level-style-number>
      <text:list-level-style-number text:level="10" loext:num-list-format="%10%." style:num-suffix="." style:num-format="1">
        <style:list-level-properties text:space-before="180pt" text:min-label-width="18pt"/>
      </text:list-level-style-number>
    </text:list-style>
    <text:list-style style:name="RTF_5f_Num_20_9" style:display-name="RTF_Num 9">
      <text:list-level-style-number text:level="1" text:style-name="RTF_5f_Num_20_9_20_1" loext:num-list-format="%1%." style:num-suffix="." style:num-format="1">
        <style:list-level-properties/>
      </text:list-level-style-number>
      <text:list-level-style-number text:level="2" text:style-name="RTF_5f_Num_20_9_20_2" loext:num-list-format="%1%.%2%" style:num-format="1" text:display-levels="2">
        <style:list-level-properties/>
      </text:list-level-style-number>
      <text:list-level-style-number text:level="3" text:style-name="RTF_5f_Num_20_9_20_3" loext:num-list-format="%1%.%2%.%3%" style:num-format="1" text:display-levels="3">
        <style:list-level-properties/>
      </text:list-level-style-number>
      <text:list-level-style-number text:level="4" text:style-name="RTF_5f_Num_20_9_20_4" loext:num-list-format="%1%.%2%.%3%.%4%" style:num-format="1" text:display-levels="4">
        <style:list-level-properties/>
      </text:list-level-style-number>
      <text:list-level-style-number text:level="5" text:style-name="RTF_5f_Num_20_9_20_5" loext:num-list-format="%1%.%2%.%3%.%4%.%5%" style:num-format="1" text:display-levels="5">
        <style:list-level-properties/>
      </text:list-level-style-number>
      <text:list-level-style-number text:level="6" text:style-name="RTF_5f_Num_20_9_20_6" loext:num-list-format="%1%.%2%.%3%.%4%.%5%.%6%" style:num-format="1" text:display-levels="6">
        <style:list-level-properties/>
      </text:list-level-style-number>
      <text:list-level-style-number text:level="7" text:style-name="RTF_5f_Num_20_9_20_7" loext:num-list-format="%1%.%2%.%3%.%4%.%5%.%6%.%7%" style:num-format="1" text:display-levels="7">
        <style:list-level-properties/>
      </text:list-level-style-number>
      <text:list-level-style-number text:level="8" text:style-name="RTF_5f_Num_20_9_20_8" loext:num-list-format="%1%.%2%.%3%.%4%.%5%.%6%.%7%.%8%" style:num-format="1" text:display-levels="8">
        <style:list-level-properties/>
      </text:list-level-style-number>
      <text:list-level-style-number text:level="9" text:style-name="RTF_5f_Num_20_9_20_9" loext:num-list-format="%1%.%2%.%3%.%4%.%5%.%6%.%7%.%8%.%9%" style:num-format="1" text:display-levels="9">
        <style:list-level-properties/>
      </text:list-level-style-number>
      <text:list-level-style-number text:level="10" loext:num-list-format="%10%." style:num-suffix="." style:num-format="1">
        <style:list-level-properties text:space-before="180pt" text:min-label-width="18pt"/>
      </text:list-level-style-number>
    </text:list-style>
    <text:list-style style:name="RTF_5f_Num_20_10" style:display-name="RTF_Num 10">
      <text:list-level-style-number text:level="1" text:style-name="RTF_5f_Num_20_10_20_1" loext:num-list-format="%1%." style:num-suffix="." style:num-format="1">
        <style:list-level-properties text:space-before="74.69pt" text:min-label-width="18pt"/>
      </text:list-level-style-number>
      <text:list-level-style-number text:level="2" text:style-name="RTF_5f_Num_20_10_20_2" loext:num-list-format="%2%." style:num-suffix="." style:num-format="a" style:num-letter-sync="true">
        <style:list-level-properties text:space-before="110.69pt" text:min-label-width="18pt"/>
      </text:list-level-style-number>
      <text:list-level-style-number text:level="3" text:style-name="RTF_5f_Num_20_10_20_3" loext:num-list-format="%3%." style:num-suffix="." style:num-format="i">
        <style:list-level-properties text:space-before="155.68pt" text:min-label-width="9.01pt" fo:text-align="end"/>
      </text:list-level-style-number>
      <text:list-level-style-number text:level="4" text:style-name="RTF_5f_Num_20_10_20_4" loext:num-list-format="%4%." style:num-suffix="." style:num-format="1">
        <style:list-level-properties text:space-before="182.69pt" text:min-label-width="18pt"/>
      </text:list-level-style-number>
      <text:list-level-style-number text:level="5" text:style-name="RTF_5f_Num_20_10_20_5" loext:num-list-format="%5%." style:num-suffix="." style:num-format="a" style:num-letter-sync="true">
        <style:list-level-properties text:space-before="218.69pt" text:min-label-width="18pt"/>
      </text:list-level-style-number>
      <text:list-level-style-number text:level="6" text:style-name="RTF_5f_Num_20_10_20_6" loext:num-list-format="%6%." style:num-suffix="." style:num-format="i">
        <style:list-level-properties text:space-before="263.68pt" text:min-label-width="9.01pt" fo:text-align="end"/>
      </text:list-level-style-number>
      <text:list-level-style-number text:level="7" text:style-name="RTF_5f_Num_20_10_20_7" loext:num-list-format="%7%." style:num-suffix="." style:num-format="1">
        <style:list-level-properties text:space-before="290.69pt" text:min-label-width="18pt"/>
      </text:list-level-style-number>
      <text:list-level-style-number text:level="8" text:style-name="RTF_5f_Num_20_10_20_8" loext:num-list-format="%8%." style:num-suffix="." style:num-format="a" style:num-letter-sync="true">
        <style:list-level-properties text:space-before="326.69pt" text:min-label-width="18pt"/>
      </text:list-level-style-number>
      <text:list-level-style-number text:level="9" text:style-name="RTF_5f_Num_20_10_20_9" loext:num-list-format="%9%." style:num-suffix="." style:num-format="i">
        <style:list-level-properties text:space-before="371.68pt" text:min-label-width="9.01pt" fo:text-align="end"/>
      </text:list-level-style-number>
      <text:list-level-style-number text:level="10" loext:num-list-format="%10%." style:num-suffix="." style:num-format="1">
        <style:list-level-properties text:space-before="180pt" text:min-label-width="18pt"/>
      </text:list-level-style-number>
    </text:list-style>
    <text:list-style style:name="RTF_5f_Num_20_11" style:display-name="RTF_Num 11">
      <text:list-level-style-number text:level="1" text:style-name="RTF_5f_Num_20_11_20_1" loext:num-list-format="%1%]" style:num-suffix="]" style:num-format="1">
        <style:list-level-properties text:space-before="74.69pt" text:min-label-width="18pt"/>
      </text:list-level-style-number>
      <text:list-level-style-number text:level="2" text:style-name="RTF_5f_Num_20_11_20_2" loext:num-list-format="%2%." style:num-suffix="." style:num-format="a" style:num-letter-sync="true">
        <style:list-level-properties text:space-before="82.35pt" text:min-label-width="18pt"/>
      </text:list-level-style-number>
      <text:list-level-style-number text:level="3" text:style-name="RTF_5f_Num_20_11_20_3" loext:num-list-format="%3%." style:num-suffix="." style:num-format="i">
        <style:list-level-properties text:space-before="127.33pt" text:min-label-width="9.01pt" fo:text-align="end"/>
      </text:list-level-style-number>
      <text:list-level-style-number text:level="4" text:style-name="RTF_5f_Num_20_11_20_4" loext:num-list-format="%4%." style:num-suffix="." style:num-format="1">
        <style:list-level-properties text:space-before="154.35pt" text:min-label-width="18pt"/>
      </text:list-level-style-number>
      <text:list-level-style-number text:level="5" text:style-name="RTF_5f_Num_20_11_20_5" loext:num-list-format="%5%." style:num-suffix="." style:num-format="a" style:num-letter-sync="true">
        <style:list-level-properties text:space-before="190.35pt" text:min-label-width="18pt"/>
      </text:list-level-style-number>
      <text:list-level-style-number text:level="6" text:style-name="RTF_5f_Num_20_11_20_6" loext:num-list-format="%6%." style:num-suffix="." style:num-format="i">
        <style:list-level-properties text:space-before="235.33pt" text:min-label-width="9.01pt" fo:text-align="end"/>
      </text:list-level-style-number>
      <text:list-level-style-number text:level="7" text:style-name="RTF_5f_Num_20_11_20_7" loext:num-list-format="%7%." style:num-suffix="." style:num-format="1">
        <style:list-level-properties text:space-before="262.35pt" text:min-label-width="18pt"/>
      </text:list-level-style-number>
      <text:list-level-style-number text:level="8" text:style-name="RTF_5f_Num_20_11_20_8" loext:num-list-format="%8%." style:num-suffix="." style:num-format="a" style:num-letter-sync="true">
        <style:list-level-properties text:space-before="298.35pt" text:min-label-width="18pt"/>
      </text:list-level-style-number>
      <text:list-level-style-number text:level="9" text:style-name="RTF_5f_Num_20_11_20_9" loext:num-list-format="%9%." style:num-suffix="." style:num-format="i">
        <style:list-level-properties text:space-before="343.33pt" text:min-label-width="9.01pt" fo:text-align="end"/>
      </text:list-level-style-number>
      <text:list-level-style-number text:level="10" loext:num-list-format="%10%." style:num-suffix="." style:num-format="1">
        <style:list-level-properties text:space-before="180pt" text:min-label-width="18pt"/>
      </text:list-level-style-number>
    </text:list-style>
    <text:list-style style:name="RTF_5f_Num_20_12" style:display-name="RTF_Num 12">
      <text:list-level-style-number text:level="1" text:style-name="RTF_5f_Num_20_12_20_1" loext:num-list-format="%1%)" style:num-suffix=")" style:num-format="1">
        <style:list-level-properties text:space-before="50.2pt" text:min-label-width="17.86pt"/>
      </text:list-level-style-number>
      <text:list-level-style-number text:level="2" text:style-name="RTF_5f_Num_20_12_20_2" loext:num-list-format="%2%." style:num-suffix="." style:num-format="a" style:num-letter-sync="true">
        <style:list-level-properties text:space-before="82.35pt" text:min-label-width="18pt"/>
      </text:list-level-style-number>
      <text:list-level-style-number text:level="3" text:style-name="RTF_5f_Num_20_12_20_3" loext:num-list-format="%3%." style:num-suffix="." style:num-format="i">
        <style:list-level-properties text:space-before="127.33pt" text:min-label-width="9.01pt" fo:text-align="end"/>
      </text:list-level-style-number>
      <text:list-level-style-number text:level="4" text:style-name="RTF_5f_Num_20_12_20_4" loext:num-list-format="%4%." style:num-suffix="." style:num-format="1">
        <style:list-level-properties text:space-before="154.35pt" text:min-label-width="18pt"/>
      </text:list-level-style-number>
      <text:list-level-style-number text:level="5" text:style-name="RTF_5f_Num_20_12_20_5" loext:num-list-format="%5%." style:num-suffix="." style:num-format="a" style:num-letter-sync="true">
        <style:list-level-properties text:space-before="190.35pt" text:min-label-width="18pt"/>
      </text:list-level-style-number>
      <text:list-level-style-number text:level="6" text:style-name="RTF_5f_Num_20_12_20_6" loext:num-list-format="%6%." style:num-suffix="." style:num-format="i">
        <style:list-level-properties text:space-before="235.33pt" text:min-label-width="9.01pt" fo:text-align="end"/>
      </text:list-level-style-number>
      <text:list-level-style-number text:level="7" text:style-name="RTF_5f_Num_20_12_20_7" loext:num-list-format="%7%." style:num-suffix="." style:num-format="1">
        <style:list-level-properties text:space-before="262.35pt" text:min-label-width="18pt"/>
      </text:list-level-style-number>
      <text:list-level-style-number text:level="8" text:style-name="RTF_5f_Num_20_12_20_8" loext:num-list-format="%8%." style:num-suffix="." style:num-format="a" style:num-letter-sync="true">
        <style:list-level-properties text:space-before="298.35pt" text:min-label-width="18pt"/>
      </text:list-level-style-number>
      <text:list-level-style-number text:level="9" text:style-name="RTF_5f_Num_20_12_20_9" loext:num-list-format="%9%." style:num-suffix="." style:num-format="i">
        <style:list-level-properties text:space-before="343.33pt" text:min-label-width="9.01pt" fo:text-align="end"/>
      </text:list-level-style-number>
      <text:list-level-style-number text:level="10" loext:num-list-format="%10%." style:num-suffix="." style:num-format="1">
        <style:list-level-properties text:space-before="180pt" text:min-label-width="18pt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number:date-style style:name="N121">
      <number:year number:style="long"/>
    </number:date-style>
    <number:date-style style:name="N10107" number:language="ru" number:country="RU">
      <number:year number:style="long"/>
    </number:date-style>
  </office:styles>
  <office:automatic-styles>
    <style:style style:name="Table1" style:family="table">
      <style:table-properties style:width="481.9pt" table:align="left" style:writing-mode="lr-tb"/>
    </style:style>
    <style:style style:name="Table1.A" style:family="table-column">
      <style:table-column-properties style:column-width="113.45pt"/>
    </style:style>
    <style:style style:name="Table1.B" style:family="table-column">
      <style:table-column-properties style:column-width="368.45pt"/>
    </style:style>
    <style:style style:name="Table1.1" style:family="table-row">
      <style:table-row-properties style:row-height="11.35pt" fo:keep-together="always"/>
    </style:style>
    <style:style style:name="Table1.A1" style:family="table-cell">
      <style:table-cell-properties style:vertical-align="middle" fo:padding="0pt" fo:border="none"/>
    </style:style>
    <style:style style:name="Table1.2" style:family="table-row">
      <style:table-row-properties style:min-row-height="17.25pt" fo:keep-together="always"/>
    </style:style>
    <style:style style:name="Table1.A2" style:family="table-cell">
      <style:table-cell-properties style:vertical-align="middle" fo:padding="0pt" fo:border-left="none" fo:border-right="none" fo:border-top="none" fo:border-bottom="0.05pt solid #000000"/>
    </style:style>
    <style:style style:name="MP1" style:family="paragraph" style:parent-style-name="Standard">
      <style:paragraph-properties fo:text-align="end" style:justify-single-word="false"/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MP2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4pt" style:font-name-asian="Arial" style:font-size-asian="14pt" style:font-name-complex="Arial" style:font-size-complex="14pt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header">
      <style:paragraph-properties fo:line-height="100%" fo:text-align="end" style:justify-single-word="false"/>
    </style:style>
    <style:style style:name="MP5" style:family="paragraph" style:parent-style-name="header">
      <style:paragraph-properties fo:line-height="100%" fo:text-align="end" style:justify-single-word="false"/>
      <style:text-properties fo:font-size="9pt" style:font-size-asian="9pt" style:font-size-complex="9pt"/>
    </style:style>
    <style:style style:name="MT1" style:family="text"/>
    <style:page-layout style:name="Mpm1">
      <style:page-layout-properties fo:page-width="595.36pt" fo:page-height="842pt" style:num-format="1" style:print-orientation="portrait" fo:margin-top="21.4pt" fo:margin-bottom="56.69pt" fo:margin-left="70.89pt" fo:margin-right="42.55pt" fo:border="none" fo:padding="0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>
        <style:header-footer-properties fo:min-height="2.81pt" fo:margin-left="0pt" fo:margin-right="0pt" fo:margin-bottom="0pt" style:dynamic-spacing="true"/>
      </style:header-style>
      <style:footer-style/>
    </style:page-layout>
    <style:page-layout style:name="Mpm2">
      <style:page-layout-properties fo:page-width="595.36pt" fo:page-height="842pt" style:num-format="1" style:print-orientation="portrait" fo:margin-top="28.35pt" fo:margin-bottom="7.09pt" fo:margin-left="70.89pt" fo:margin-right="42.55pt" fo:border="none" fo:padding="0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>
        <style:header-footer-properties fo:min-height="28.35pt" fo:margin-left="0pt" fo:margin-right="0pt" fo:margin-bottom="25.54pt" style:dynamic-spacing="true"/>
      </style:header-style>
      <style:footer-style>
        <style:header-footer-properties fo:min-height="49.61pt" fo:margin-left="0pt" fo:margin-right="0pt" fo:margin-top="46.8pt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Новосибирский Государственный Университет</text:p>
        <text:p text:style-name="MP2">Факультет Информационных Технологий</text:p>
      </style:header>
    </style:master-page>
    <style:master-page style:name="Convert_20_1" style:display-name="Convert 1" style:page-layout-name="Mpm2" draw:style-name="Mdp1">
      <style:header>
        <text:user-field-decls>
          <text:user-field-decl office:value-type="string" office:string-value="ФИТ НГУ" text:name="DOCPROPERTY  Company"/>
          <text:user-field-decl office:value-type="string" office:string-value="16.11.2021" text:name="Date"/>
          <text:user-field-decl office:value-type="string" office:string-value="P-Cources.OOAD.Report.Template.odt" text:name="FileName"/>
          <text:user-field-decl office:value-type="string" office:string-value="Fairlabs" text:name="Project"/>
          <text:user-field-decl office:value-type="string" office:string-value="Техническое описание проекта по курсу ООАД" text:name="TITLE"/>
          <text:user-field-decl office:value-type="string" office:string-value="0.1.0" text:name="Version"/>
        </text:user-field-decls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header"><text:user-field-get text:name="DOCPROPERTY  Company">ФИТ НГУ</text:user-field-get>, <text:date style:data-style-name="N121" text:date-value="2021-11-15T23:25:54.266960173">2021</text:date><text:line-break/>Курс ООАД</text:p>
            </table:table-cell>
            <table:table-cell table:style-name="Table1.A1" office:value-type="string">
              <text:p text:style-name="MP4"><text:user-field-get text:name="Project">Fairlabs</text:user-field-get><text:s text:c="3"/><text:user-field-get text:name="TITLE">Техническое описание проекта по курсу ООАД</text:user-field-get></text:p>
            </table:table-cell>
          </table:table-row>
          <table:table-row table:style-name="Table1.2">
            <table:table-cell table:style-name="Table1.A2" office:value-type="string">
              <text:p text:style-name="header"/>
            </table:table-cell>
            <table:table-cell table:style-name="Table1.A2" office:value-type="string">
              <text:p text:style-name="MP5">Файл: <text:s/><text:user-field-get text:name="FileName">P-Cources.OOAD.Report.Template.odt</text:user-field-get><text:s text:c="2"/>Версия: <text:user-field-get text:name="Version">0.1.0</text:user-field-get><text:s text:c="3"/>Дата: <text:user-field-get text:name="Date">16.11.2021</text:user-field-get></text:p>
            </table:table-cell>
          </table:table-row>
        </table:table>
        <text:p text:style-name="Standard"/>
      </style:header>
      <style:footer>
        <text:p text:style-name="MP3"><text:page-number style:num-format="1" text:select-page="current">8</text:page-number><text:span text:style-name="page_20_number"><text:s/>(</text:span><text:page-count style:num-format="1">8</text:page-count><text:span text:style-name="page_20_number">)</text:span>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Òåõíè÷åñêîå îïèñàíèå ïðîåêòà ïî êóðñó ÎÎÀÄ</dc:title>
    <dc:subject>&lt;Íàçâàíèå ïðîåêòà&gt;</dc:subject>
    <meta:initial-creator>&lt;ÔÈÎ&gt;</meta:initial-creator>
    <meta:creation-date>2008-10-14T04:57:00</meta:creation-date>
    <dc:date>2021-11-15T23:25:54.174530751</dc:date>
    <meta:print-date>2002-04-22T14:59:00</meta:print-date>
    <meta:generator>LibreOffice/7.2.2.2$Linux_X86_64 LibreOffice_project/20$Build-2</meta:generator>
    <meta:editing-cycles>7</meta:editing-cycles>
    <meta:editing-duration>PT2H54M17S</meta:editing-duration>
    <meta:document-statistic meta:table-count="5" meta:image-count="0" meta:object-count="0" meta:page-count="8" meta:paragraph-count="150" meta:word-count="1241" meta:character-count="9302" meta:non-whitespace-character-count="8196"/>
  </office:meta>
</office:document-meta>
</file>